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217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te code</text:p>
          </table:table-cell>
          <table:table-cell office:value-type="string" calcext:value-type="string">
            <text:p>Note coe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ycles/255</text:p>
          </table:table-cell>
          <table:table-cell office:value-type="string" calcext:value-type="string">
            <text:p>real freq.</text:p>
          </table:table-cell>
          <table:table-cell office:value-type="string" calcext:value-type="string">
            <text:p>abs. Error (Hz)</text:p>
          </table:table-cell>
          <table:table-cell office:value-type="string" calcext:value-type="string">
            <text:p>rel. err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94631" calcext:value-type="float">
            <text:p>1.0594631</text:p>
          </table:table-cell>
          <table:table-cell table:formula="of:=[.C3]/[.B3]" office:value-type="float" office:value="8.66111028914687" calcext:value-type="float">
            <text:p>8.6611102891</text:p>
          </table:table-cell>
          <table:table-cell table:formula="of:=ROUND(16000000/[.C2]; 0)" office:value-type="float" office:value="1847338" calcext:value-type="float">
            <text:p>1847338</text:p>
          </table:table-cell>
          <table:table-cell table:formula="of:=ROUND([.D2]/255)" office:value-type="float" office:value="7244" calcext:value-type="float">
            <text:p>7244</text:p>
          </table:table-cell>
          <table:table-cell table:formula="of:=16000000/(255*[.E2])" office:value-type="float" office:value="8.66166455538593" calcext:value-type="float">
            <text:p>8.6616645554</text:p>
          </table:table-cell>
          <table:table-cell table:formula="of:=[.F2]-[.C2]" office:value-type="float" office:value="0.000554266239058521" calcext:value-type="float">
            <text:p>0.0005542662</text:p>
          </table:table-cell>
          <table:table-cell table:formula="of:=[.G2]/[.F2]*100" office:value-type="float" office:value="0.0063990730132105" calcext:value-type="float">
            <text:p>0.006399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94631" calcext:value-type="float">
            <text:p>1.0594631</text:p>
          </table:table-cell>
          <table:table-cell table:formula="of:=[.C4]/[.B4]" office:value-type="float" office:value="9.17612675638144" calcext:value-type="float">
            <text:p>9.1761267564</text:p>
          </table:table-cell>
          <table:table-cell table:formula="of:=ROUND(16000000/[.C3]; 0)" office:value-type="float" office:value="1743655" calcext:value-type="float">
            <text:p>1743655</text:p>
          </table:table-cell>
          <table:table-cell table:formula="of:=ROUND([.D3]/255)" office:value-type="float" office:value="6838" calcext:value-type="float">
            <text:p>6838</text:p>
          </table:table-cell>
          <table:table-cell table:formula="of:=16000000/(255*[.E3])" office:value-type="float" office:value="9.17594297151443" calcext:value-type="float">
            <text:p>9.1759429715</text:p>
          </table:table-cell>
          <table:table-cell table:formula="of:=[.F3]-[.C3]" office:value-type="float" office:value="-0.000183784867010317" calcext:value-type="float">
            <text:p>-0.0001837849</text:p>
          </table:table-cell>
          <table:table-cell table:formula="of:=[.G3]/[.F3]*100" office:value-type="float" office:value="-0.00200289896723262" calcext:value-type="float">
            <text:p>-0.002002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94631" calcext:value-type="float">
            <text:p>1.0594631</text:p>
          </table:table-cell>
          <table:table-cell table:formula="of:=[.C5]/[.B5]" office:value-type="float" office:value="9.72176769930883" calcext:value-type="float">
            <text:p>9.7217676993</text:p>
          </table:table-cell>
          <table:table-cell table:formula="of:=ROUND(16000000/[.C4]; 0)" office:value-type="float" office:value="1645791" calcext:value-type="float">
            <text:p>1645791</text:p>
          </table:table-cell>
          <table:table-cell table:formula="of:=ROUND([.D4]/255)" office:value-type="float" office:value="6454" calcext:value-type="float">
            <text:p>6454</text:p>
          </table:table-cell>
          <table:table-cell table:formula="of:=16000000/(255*[.E4])" office:value-type="float" office:value="9.72189309563305" calcext:value-type="float">
            <text:p>9.7218930956</text:p>
          </table:table-cell>
          <table:table-cell table:formula="of:=[.F4]-[.C4]" office:value-type="float" office:value="0.000125396324218485" calcext:value-type="float">
            <text:p>0.0001253963</text:p>
          </table:table-cell>
          <table:table-cell table:formula="of:=[.G4]/[.F4]*100" office:value-type="float" office:value="0.0012898344281816" calcext:value-type="float">
            <text:p>0.0012898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94631" calcext:value-type="float">
            <text:p>1.0594631</text:p>
          </table:table-cell>
          <table:table-cell table:formula="of:=[.C6]/[.B6]" office:value-type="float" office:value="10.2998541441896" calcext:value-type="float">
            <text:p>10.2998541442</text:p>
          </table:table-cell>
          <table:table-cell table:formula="of:=ROUND(16000000/[.C5]; 0)" office:value-type="float" office:value="1553420" calcext:value-type="float">
            <text:p>1553420</text:p>
          </table:table-cell>
          <table:table-cell table:formula="of:=ROUND([.D5]/255)" office:value-type="float" office:value="6092" calcext:value-type="float">
            <text:p>6092</text:p>
          </table:table-cell>
          <table:table-cell table:formula="of:=16000000/(255*[.E5])" office:value-type="float" office:value="10.2995893038765" calcext:value-type="float">
            <text:p>10.2995893039</text:p>
          </table:table-cell>
          <table:table-cell table:formula="of:=[.F5]-[.C5]" office:value-type="float" office:value="-0.000264840313093373" calcext:value-type="float">
            <text:p>-0.0002648403</text:p>
          </table:table-cell>
          <table:table-cell table:formula="of:=[.G5]/[.F5]*100" office:value-type="float" office:value="-0.00257136770486269" calcext:value-type="float">
            <text:p>-0.0025713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94631" calcext:value-type="float">
            <text:p>1.0594631</text:p>
          </table:table-cell>
          <table:table-cell table:formula="of:=[.C7]/[.B7]" office:value-type="float" office:value="10.912315401151" calcext:value-type="float">
            <text:p>10.9123154012</text:p>
          </table:table-cell>
          <table:table-cell table:formula="of:=ROUND(16000000/[.C6]; 0)" office:value-type="float" office:value="1466233" calcext:value-type="float">
            <text:p>1466233</text:p>
          </table:table-cell>
          <table:table-cell table:formula="of:=ROUND([.D6]/255)" office:value-type="float" office:value="5750" calcext:value-type="float">
            <text:p>5750</text:p>
          </table:table-cell>
          <table:table-cell table:formula="of:=16000000/(255*[.E6])" office:value-type="float" office:value="10.9121909633419" calcext:value-type="float">
            <text:p>10.9121909633</text:p>
          </table:table-cell>
          <table:table-cell table:formula="of:=[.F6]-[.C6]" office:value-type="float" office:value="-0.000124437809104094" calcext:value-type="float">
            <text:p>-0.0001244378</text:p>
          </table:table-cell>
          <table:table-cell table:formula="of:=[.G6]/[.F6]*100" office:value-type="float" office:value="-0.00114035585999299" calcext:value-type="float">
            <text:p>-0.00114035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94631" calcext:value-type="float">
            <text:p>1.0594631</text:p>
          </table:table-cell>
          <table:table-cell table:formula="of:=[.C8]/[.B8]" office:value-type="float" office:value="11.5611955030811" calcext:value-type="float">
            <text:p>11.5611955031</text:p>
          </table:table-cell>
          <table:table-cell table:formula="of:=ROUND(16000000/[.C7]; 0)" office:value-type="float" office:value="1383940" calcext:value-type="float">
            <text:p>1383940</text:p>
          </table:table-cell>
          <table:table-cell table:formula="of:=ROUND([.D7]/255)" office:value-type="float" office:value="5427" calcext:value-type="float">
            <text:p>5427</text:p>
          </table:table-cell>
          <table:table-cell table:formula="of:=16000000/(255*[.E7])" office:value-type="float" office:value="11.5616543282137" calcext:value-type="float">
            <text:p>11.5616543282</text:p>
          </table:table-cell>
          <table:table-cell table:formula="of:=[.F7]-[.C7]" office:value-type="float" office:value="0.000458825132543694" calcext:value-type="float">
            <text:p>0.0004588251</text:p>
          </table:table-cell>
          <table:table-cell table:formula="of:=[.G7]/[.F7]*100" office:value-type="float" office:value="0.00396850761593894" calcext:value-type="float">
            <text:p>0.00396850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94631" calcext:value-type="float">
            <text:p>1.0594631</text:p>
          </table:table-cell>
          <table:table-cell table:formula="of:=[.C9]/[.B9]" office:value-type="float" office:value="12.2486600274004" calcext:value-type="float">
            <text:p>12.2486600274</text:p>
          </table:table-cell>
          <table:table-cell table:formula="of:=ROUND(16000000/[.C8]; 0)" office:value-type="float" office:value="1306265" calcext:value-type="float">
            <text:p>1306265</text:p>
          </table:table-cell>
          <table:table-cell table:formula="of:=ROUND([.D8]/255)" office:value-type="float" office:value="5123" calcext:value-type="float">
            <text:p>5123</text:p>
          </table:table-cell>
          <table:table-cell table:formula="of:=16000000/(255*[.E8])" office:value-type="float" office:value="12.2477255590895" calcext:value-type="float">
            <text:p>12.2477255591</text:p>
          </table:table-cell>
          <table:table-cell table:formula="of:=[.F8]-[.C8]" office:value-type="float" office:value="-0.000934468310875403" calcext:value-type="float">
            <text:p>-0.0009344683</text:p>
          </table:table-cell>
          <table:table-cell table:formula="of:=[.G8]/[.F8]*100" office:value-type="float" office:value="-0.00762972934335466" calcext:value-type="float">
            <text:p>-0.0076297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94631" calcext:value-type="float">
            <text:p>1.0594631</text:p>
          </table:table-cell>
          <table:table-cell table:formula="of:=[.C10]/[.B10]" office:value-type="float" office:value="12.9770033234757" calcext:value-type="float">
            <text:p>12.9770033235</text:p>
          </table:table-cell>
          <table:table-cell table:formula="of:=ROUND(16000000/[.C9]; 0)" office:value-type="float" office:value="1232950" calcext:value-type="float">
            <text:p>1232950</text:p>
          </table:table-cell>
          <table:table-cell table:formula="of:=ROUND([.D9]/255)" office:value-type="float" office:value="4835" calcext:value-type="float">
            <text:p>4835</text:p>
          </table:table-cell>
          <table:table-cell table:formula="of:=16000000/(255*[.E9])" office:value-type="float" office:value="12.977269501389" calcext:value-type="float">
            <text:p>12.9772695014</text:p>
          </table:table-cell>
          <table:table-cell table:formula="of:=[.F9]-[.C9]" office:value-type="float" office:value="0.000266177913248455" calcext:value-type="float">
            <text:p>0.0002661779</text:p>
          </table:table-cell>
          <table:table-cell table:formula="of:=[.G9]/[.F9]*100" office:value-type="float" office:value="0.00205110877307407" calcext:value-type="float">
            <text:p>0.00205110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94631" calcext:value-type="float">
            <text:p>1.0594631</text:p>
          </table:table-cell>
          <table:table-cell table:formula="of:=[.C11]/[.B11]" office:value-type="float" office:value="13.7486561697999" calcext:value-type="float">
            <text:p>13.7486561698</text:p>
          </table:table-cell>
          <table:table-cell table:formula="of:=ROUND(16000000/[.C10]; 0)" office:value-type="float" office:value="1163750" calcext:value-type="float">
            <text:p>1163750</text:p>
          </table:table-cell>
          <table:table-cell table:formula="of:=ROUND([.D10]/255)" office:value-type="float" office:value="4564" calcext:value-type="float">
            <text:p>4564</text:p>
          </table:table-cell>
          <table:table-cell table:formula="of:=16000000/(255*[.E10])" office:value-type="float" office:value="13.7478304205118" calcext:value-type="float">
            <text:p>13.7478304205</text:p>
          </table:table-cell>
          <table:table-cell table:formula="of:=[.F10]-[.C10]" office:value-type="float" office:value="-0.000825749288132727" calcext:value-type="float">
            <text:p>-0.0008257493</text:p>
          </table:table-cell>
          <table:table-cell table:formula="of:=[.G10]/[.F10]*100" office:value-type="float" office:value="-0.00600639710321644" calcext:value-type="float">
            <text:p>-0.0060063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4631" calcext:value-type="float">
            <text:p>1.0594631</text:p>
          </table:table-cell>
          <table:table-cell table:formula="of:=[.C12]/[.B12]" office:value-type="float" office:value="14.5661938864903" calcext:value-type="float">
            <text:p>14.5661938865</text:p>
          </table:table-cell>
          <table:table-cell table:formula="of:=ROUND(16000000/[.C11]; 0)" office:value-type="float" office:value="1098434" calcext:value-type="float">
            <text:p>1098434</text:p>
          </table:table-cell>
          <table:table-cell table:formula="of:=ROUND([.D11]/255)" office:value-type="float" office:value="4308" calcext:value-type="float">
            <text:p>4308</text:p>
          </table:table-cell>
          <table:table-cell table:formula="of:=16000000/(255*[.E11])" office:value-type="float" office:value="14.5647859886759" calcext:value-type="float">
            <text:p>14.5647859887</text:p>
          </table:table-cell>
          <table:table-cell table:formula="of:=[.F11]-[.C11]" office:value-type="float" office:value="-0.00140789781444539" calcext:value-type="float">
            <text:p>-0.0014078978</text:p>
          </table:table-cell>
          <table:table-cell table:formula="of:=[.G11]/[.F11]*100" office:value-type="float" office:value="-0.00966645040675525" calcext:value-type="float">
            <text:p>-0.0096664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94631" calcext:value-type="float">
            <text:p>1.0594631</text:p>
          </table:table-cell>
          <table:table-cell table:formula="of:=[.C13]/[.B13]" office:value-type="float" office:value="15.4323449301821" calcext:value-type="float">
            <text:p>15.4323449302</text:p>
          </table:table-cell>
          <table:table-cell table:formula="of:=ROUND(16000000/[.C12]; 0)" office:value-type="float" office:value="1036783" calcext:value-type="float">
            <text:p>1036783</text:p>
          </table:table-cell>
          <table:table-cell table:formula="of:=ROUND([.D12]/255)" office:value-type="float" office:value="4066" calcext:value-type="float">
            <text:p>4066</text:p>
          </table:table-cell>
          <table:table-cell table:formula="of:=16000000/(255*[.E12])" office:value-type="float" office:value="15.4316522477166" calcext:value-type="float">
            <text:p>15.4316522477</text:p>
          </table:table-cell>
          <table:table-cell table:formula="of:=[.F12]-[.C12]" office:value-type="float" office:value="-0.000692682465492922" calcext:value-type="float">
            <text:p>-0.0006926825</text:p>
          </table:table-cell>
          <table:table-cell table:formula="of:=[.G12]/[.F12]*100" office:value-type="float" office:value="-0.00448871225435641" calcext:value-type="float">
            <text:p>-0.0044887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94631" calcext:value-type="float">
            <text:p>1.0594631</text:p>
          </table:table-cell>
          <table:table-cell office:value-type="float" office:value="16.35" calcext:value-type="float">
            <text:p>16.35</text:p>
          </table:table-cell>
          <table:table-cell table:formula="of:=ROUND(16000000/[.C13]; 0)" office:value-type="float" office:value="978593" calcext:value-type="float">
            <text:p>978593</text:p>
          </table:table-cell>
          <table:table-cell table:formula="of:=ROUND([.D13]/255)" office:value-type="float" office:value="3838" calcext:value-type="float">
            <text:p>3838</text:p>
          </table:table-cell>
          <table:table-cell table:formula="of:=16000000/(255*[.E13])" office:value-type="float" office:value="16.3483840644126" calcext:value-type="float">
            <text:p>16.3483840644</text:p>
          </table:table-cell>
          <table:table-cell table:formula="of:=[.F13]-[.C13]" office:value-type="float" office:value="-0.00161593558736683" calcext:value-type="float">
            <text:p>-0.0016159356</text:p>
          </table:table-cell>
          <table:table-cell table:formula="of:=[.G13]/[.F13]*100" office:value-type="float" office:value="-0.0098843750000003" calcext:value-type="float">
            <text:p>-0.009884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94631" calcext:value-type="float">
            <text:p>1.0594631</text:p>
          </table:table-cell>
          <table:table-cell table:formula="of:=[.B13]*[.C13]" office:value-type="float" office:value="17.322221685" calcext:value-type="float">
            <text:p>17.322221685</text:p>
          </table:table-cell>
          <table:table-cell table:formula="of:=ROUND(16000000/[.C14]; 0)" office:value-type="float" office:value="923669" calcext:value-type="float">
            <text:p>923669</text:p>
          </table:table-cell>
          <table:table-cell table:formula="of:=ROUND([.D14]/255)" office:value-type="float" office:value="3622" calcext:value-type="float">
            <text:p>3622</text:p>
          </table:table-cell>
          <table:table-cell table:formula="of:=16000000/(255*[.E14])" office:value-type="float" office:value="17.3233291107719" calcext:value-type="float">
            <text:p>17.3233291108</text:p>
          </table:table-cell>
          <table:table-cell table:formula="of:=[.F14]-[.C14]" office:value-type="float" office:value="0.00110742577185974" calcext:value-type="float">
            <text:p>0.0011074258</text:p>
          </table:table-cell>
          <table:table-cell table:formula="of:=[.G14]/[.F14]*100" office:value-type="float" office:value="0.00639268448217108" calcext:value-type="float">
            <text:p>0.00639268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594631" calcext:value-type="float">
            <text:p>1.0594631</text:p>
          </table:table-cell>
          <table:table-cell table:formula="of:=[.B14]*[.C14]" office:value-type="float" office:value="18.3522546852773" calcext:value-type="float">
            <text:p>18.3522546853</text:p>
          </table:table-cell>
          <table:table-cell table:formula="of:=ROUND(16000000/[.C15]; 0)" office:value-type="float" office:value="871827" calcext:value-type="float">
            <text:p>871827</text:p>
          </table:table-cell>
          <table:table-cell table:formula="of:=ROUND([.D15]/255)" office:value-type="float" office:value="3419" calcext:value-type="float">
            <text:p>3419</text:p>
          </table:table-cell>
          <table:table-cell table:formula="of:=16000000/(255*[.E15])" office:value-type="float" office:value="18.3518859430289" calcext:value-type="float">
            <text:p>18.351885943</text:p>
          </table:table-cell>
          <table:table-cell table:formula="of:=[.F15]-[.C15]" office:value-type="float" office:value="-0.000368742248461729" calcext:value-type="float">
            <text:p>-0.0003687422</text:p>
          </table:table-cell>
          <table:table-cell table:formula="of:=[.G15]/[.F15]*100" office:value-type="float" office:value="-0.00200928803506322" calcext:value-type="float">
            <text:p>-0.002009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594631" calcext:value-type="float">
            <text:p>1.0594631</text:p>
          </table:table-cell>
          <table:table-cell table:formula="of:=[.B15]*[.C15]" office:value-type="float" office:value="19.4435366408534" calcext:value-type="float">
            <text:p>19.4435366409</text:p>
          </table:table-cell>
          <table:table-cell table:formula="of:=ROUND(16000000/[.C16]; 0)" office:value-type="float" office:value="822896" calcext:value-type="float">
            <text:p>822896</text:p>
          </table:table-cell>
          <table:table-cell table:formula="of:=ROUND([.D16]/255)" office:value-type="float" office:value="3227" calcext:value-type="float">
            <text:p>3227</text:p>
          </table:table-cell>
          <table:table-cell table:formula="of:=16000000/(255*[.E16])" office:value-type="float" office:value="19.4437861912661" calcext:value-type="float">
            <text:p>19.4437861913</text:p>
          </table:table-cell>
          <table:table-cell table:formula="of:=[.F16]-[.C16]" office:value-type="float" office:value="0.000249550412654287" calcext:value-type="float">
            <text:p>0.0002495504</text:p>
          </table:table-cell>
          <table:table-cell table:formula="of:=[.G16]/[.F16]*100" office:value-type="float" office:value="0.00128344557073139" calcext:value-type="float">
            <text:p>0.0012834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594631" calcext:value-type="float">
            <text:p>1.0594631</text:p>
          </table:table-cell>
          <table:table-cell table:formula="of:=[.B16]*[.C16]" office:value-type="float" office:value="20.5997096044822" calcext:value-type="float">
            <text:p>20.5997096045</text:p>
          </table:table-cell>
          <table:table-cell table:formula="of:=ROUND(16000000/[.C17]; 0)" office:value-type="float" office:value="776710" calcext:value-type="float">
            <text:p>776710</text:p>
          </table:table-cell>
          <table:table-cell table:formula="of:=ROUND([.D17]/255)" office:value-type="float" office:value="3046" calcext:value-type="float">
            <text:p>3046</text:p>
          </table:table-cell>
          <table:table-cell table:formula="of:=16000000/(255*[.E17])" office:value-type="float" office:value="20.599178607753" calcext:value-type="float">
            <text:p>20.5991786078</text:p>
          </table:table-cell>
          <table:table-cell table:formula="of:=[.F17]-[.C17]" office:value-type="float" office:value="-0.000530996729160904" calcext:value-type="float">
            <text:p>-0.0005309967</text:p>
          </table:table-cell>
          <table:table-cell table:formula="of:=[.G17]/[.F17]*100" office:value-type="float" office:value="-0.00257775680900718" calcext:value-type="float">
            <text:p>-0.0025777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594631" calcext:value-type="float">
            <text:p>1.0594631</text:p>
          </table:table-cell>
          <table:table-cell table:formula="of:=[.B17]*[.C17]" office:value-type="float" office:value="21.8246321966645" calcext:value-type="float">
            <text:p>21.8246321967</text:p>
          </table:table-cell>
          <table:table-cell table:formula="of:=ROUND(16000000/[.C18]; 0)" office:value-type="float" office:value="733117" calcext:value-type="float">
            <text:p>733117</text:p>
          </table:table-cell>
          <table:table-cell table:formula="of:=ROUND([.D18]/255)" office:value-type="float" office:value="2875" calcext:value-type="float">
            <text:p>2875</text:p>
          </table:table-cell>
          <table:table-cell table:formula="of:=16000000/(255*[.E18])" office:value-type="float" office:value="21.8243819266837" calcext:value-type="float">
            <text:p>21.8243819267</text:p>
          </table:table-cell>
          <table:table-cell table:formula="of:=[.F18]-[.C18]" office:value-type="float" office:value="-0.000250269980742956" calcext:value-type="float">
            <text:p>-0.00025027</text:p>
          </table:table-cell>
          <table:table-cell table:formula="of:=[.G18]/[.F18]*100" office:value-type="float" office:value="-0.00114674487270112" calcext:value-type="float">
            <text:p>-0.00114674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594631" calcext:value-type="float">
            <text:p>1.0594631</text:p>
          </table:table-cell>
          <table:table-cell table:formula="of:=[.B18]*[.C18]" office:value-type="float" office:value="23.1223924834379" calcext:value-type="float">
            <text:p>23.1223924834</text:p>
          </table:table-cell>
          <table:table-cell table:formula="of:=ROUND(16000000/[.C19]; 0)" office:value-type="float" office:value="691970" calcext:value-type="float">
            <text:p>691970</text:p>
          </table:table-cell>
          <table:table-cell table:formula="of:=ROUND([.D19]/255)" office:value-type="float" office:value="2714" calcext:value-type="float">
            <text:p>2714</text:p>
          </table:table-cell>
          <table:table-cell table:formula="of:=16000000/(255*[.E19])" office:value-type="float" office:value="23.119048651148" calcext:value-type="float">
            <text:p>23.1190486511</text:p>
          </table:table-cell>
          <table:table-cell table:formula="of:=[.F19]-[.C19]" office:value-type="float" office:value="-0.00334383228993573" calcext:value-type="float">
            <text:p>-0.0033438323</text:p>
          </table:table-cell>
          <table:table-cell table:formula="of:=[.G19]/[.F19]*100" office:value-type="float" office:value="-0.0144635375805989" calcext:value-type="float">
            <text:p>-0.01446353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594631" calcext:value-type="float">
            <text:p>1.0594631</text:p>
          </table:table-cell>
          <table:table-cell table:formula="of:=[.B19]*[.C19]" office:value-type="float" office:value="24.4973216199199" calcext:value-type="float">
            <text:p>24.4973216199</text:p>
          </table:table-cell>
          <table:table-cell table:formula="of:=ROUND(16000000/[.C20]; 0)" office:value-type="float" office:value="653133" calcext:value-type="float">
            <text:p>653133</text:p>
          </table:table-cell>
          <table:table-cell table:formula="of:=ROUND([.D20]/255)" office:value-type="float" office:value="2561" calcext:value-type="float">
            <text:p>2561</text:p>
          </table:table-cell>
          <table:table-cell table:formula="of:=16000000/(255*[.E20])" office:value-type="float" office:value="24.5002335178507" calcext:value-type="float">
            <text:p>24.5002335179</text:p>
          </table:table-cell>
          <table:table-cell table:formula="of:=[.F20]-[.C20]" office:value-type="float" office:value="0.00291189793085422" calcext:value-type="float">
            <text:p>0.0029118979</text:p>
          </table:table-cell>
          <table:table-cell table:formula="of:=[.G20]/[.F20]*100" office:value-type="float" office:value="0.0118851843952125" calcext:value-type="float">
            <text:p>0.01188518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94631" calcext:value-type="float">
            <text:p>1.0594631</text:p>
          </table:table-cell>
          <table:table-cell table:formula="of:=[.B20]*[.C20]" office:value-type="float" office:value="25.9540083051373" calcext:value-type="float">
            <text:p>25.9540083051</text:p>
          </table:table-cell>
          <table:table-cell table:formula="of:=ROUND(16000000/[.C21]; 0)" office:value-type="float" office:value="616475" calcext:value-type="float">
            <text:p>616475</text:p>
          </table:table-cell>
          <table:table-cell table:formula="of:=ROUND([.D21]/255)" office:value-type="float" office:value="2418" calcext:value-type="float">
            <text:p>2418</text:p>
          </table:table-cell>
          <table:table-cell table:formula="of:=16000000/(255*[.E21])" office:value-type="float" office:value="25.949172059229" calcext:value-type="float">
            <text:p>25.9491720592</text:p>
          </table:table-cell>
          <table:table-cell table:formula="of:=[.F21]-[.C21]" office:value-type="float" office:value="-0.00483624590833642" calcext:value-type="float">
            <text:p>-0.0048362459</text:p>
          </table:table-cell>
          <table:table-cell table:formula="of:=[.G21]/[.F21]*100" office:value-type="float" office:value="-0.0186373804038822" calcext:value-type="float">
            <text:p>-0.01863738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94631" calcext:value-type="float">
            <text:p>1.0594631</text:p>
          </table:table-cell>
          <table:table-cell table:formula="of:=[.B21]*[.C21]" office:value-type="float" office:value="27.4973140963865" calcext:value-type="float">
            <text:p>27.4973140964</text:p>
          </table:table-cell>
          <table:table-cell table:formula="of:=ROUND(16000000/[.C22]; 0)" office:value-type="float" office:value="581875" calcext:value-type="float">
            <text:p>581875</text:p>
          </table:table-cell>
          <table:table-cell table:formula="of:=ROUND([.D22]/255)" office:value-type="float" office:value="2282" calcext:value-type="float">
            <text:p>2282</text:p>
          </table:table-cell>
          <table:table-cell table:formula="of:=16000000/(255*[.E22])" office:value-type="float" office:value="27.4956608410235" calcext:value-type="float">
            <text:p>27.495660841</text:p>
          </table:table-cell>
          <table:table-cell table:formula="of:=[.F22]-[.C22]" office:value-type="float" office:value="-0.00165325536300998" calcext:value-type="float">
            <text:p>-0.0016532554</text:p>
          </table:table-cell>
          <table:table-cell table:formula="of:=[.G22]/[.F22]*100" office:value-type="float" office:value="-0.00601278642680709" calcext:value-type="float">
            <text:p>-0.00601278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594631" calcext:value-type="float">
            <text:p>1.0594631</text:p>
          </table:table-cell>
          <table:table-cell table:formula="of:=[.B22]*[.C22]" office:value-type="float" office:value="29.1323896342314" calcext:value-type="float">
            <text:p>29.1323896342</text:p>
          </table:table-cell>
          <table:table-cell table:formula="of:=ROUND(16000000/[.C23]; 0)" office:value-type="float" office:value="549217" calcext:value-type="float">
            <text:p>549217</text:p>
          </table:table-cell>
          <table:table-cell table:formula="of:=ROUND([.D23]/255)" office:value-type="float" office:value="2154" calcext:value-type="float">
            <text:p>2154</text:p>
          </table:table-cell>
          <table:table-cell table:formula="of:=16000000/(255*[.E23])" office:value-type="float" office:value="29.1295719773518" calcext:value-type="float">
            <text:p>29.1295719774</text:p>
          </table:table-cell>
          <table:table-cell table:formula="of:=[.F23]-[.C23]" office:value-type="float" office:value="-0.00281765687962121" calcext:value-type="float">
            <text:p>-0.0028176569</text:p>
          </table:table-cell>
          <table:table-cell table:formula="of:=[.G23]/[.F23]*100" office:value-type="float" office:value="-0.00967283996418464" calcext:value-type="float">
            <text:p>-0.009672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594631" calcext:value-type="float">
            <text:p>1.0594631</text:p>
          </table:table-cell>
          <table:table-cell table:formula="of:=[.B23]*[.C23]" office:value-type="float" office:value="30.8646918322906" calcext:value-type="float">
            <text:p>30.8646918323</text:p>
          </table:table-cell>
          <table:table-cell table:formula="of:=ROUND(16000000/[.C24]; 0)" office:value-type="float" office:value="518392" calcext:value-type="float">
            <text:p>518392</text:p>
          </table:table-cell>
          <table:table-cell table:formula="of:=ROUND([.D24]/255)" office:value-type="float" office:value="2033" calcext:value-type="float">
            <text:p>2033</text:p>
          </table:table-cell>
          <table:table-cell table:formula="of:=16000000/(255*[.E24])" office:value-type="float" office:value="30.8633044954332" calcext:value-type="float">
            <text:p>30.8633044954</text:p>
          </table:table-cell>
          <table:table-cell table:formula="of:=[.F24]-[.C24]" office:value-type="float" office:value="-0.00138733685745152" calcext:value-type="float">
            <text:p>-0.0013873369</text:p>
          </table:table-cell>
          <table:table-cell table:formula="of:=[.G24]/[.F24]*100" office:value-type="float" office:value="-0.0044951014809733" calcext:value-type="float">
            <text:p>-0.0044951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594631" calcext:value-type="float">
            <text:p>1.0594631</text:p>
          </table:table-cell>
          <table:table-cell table:formula="of:=[.B24]*[.C24]" office:value-type="float" office:value="32.7000020891833" calcext:value-type="float">
            <text:p>32.7000020892</text:p>
          </table:table-cell>
          <table:table-cell table:formula="of:=ROUND(16000000/[.C25]; 0)" office:value-type="float" office:value="489297" calcext:value-type="float">
            <text:p>489297</text:p>
          </table:table-cell>
          <table:table-cell table:formula="of:=ROUND([.D25]/255)" office:value-type="float" office:value="1919" calcext:value-type="float">
            <text:p>1919</text:p>
          </table:table-cell>
          <table:table-cell table:formula="of:=16000000/(255*[.E25])" office:value-type="float" office:value="32.6967681288253" calcext:value-type="float">
            <text:p>32.6967681288</text:p>
          </table:table-cell>
          <table:table-cell table:formula="of:=[.F25]-[.C25]" office:value-type="float" office:value="-0.00323396035805956" calcext:value-type="float">
            <text:p>-0.0032339604</text:p>
          </table:table-cell>
          <table:table-cell table:formula="of:=[.G25]/[.F25]*100" office:value-type="float" office:value="-0.0098907645713416" calcext:value-type="float">
            <text:p>-0.00989076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594631" calcext:value-type="float">
            <text:p>1.0594631</text:p>
          </table:table-cell>
          <table:table-cell table:formula="of:=[.B25]*[.C25]" office:value-type="float" office:value="34.6444455834126" calcext:value-type="float">
            <text:p>34.6444455834</text:p>
          </table:table-cell>
          <table:table-cell table:formula="of:=ROUND(16000000/[.C26]; 0)" office:value-type="float" office:value="461834" calcext:value-type="float">
            <text:p>461834</text:p>
          </table:table-cell>
          <table:table-cell table:formula="of:=ROUND([.D26]/255)" office:value-type="float" office:value="1811" calcext:value-type="float">
            <text:p>1811</text:p>
          </table:table-cell>
          <table:table-cell table:formula="of:=16000000/(255*[.E26])" office:value-type="float" office:value="34.6466582215437" calcext:value-type="float">
            <text:p>34.6466582215</text:p>
          </table:table-cell>
          <table:table-cell table:formula="of:=[.F26]-[.C26]" office:value-type="float" office:value="0.00221263813107697" calcext:value-type="float">
            <text:p>0.0022126381</text:p>
          </table:table-cell>
          <table:table-cell table:formula="of:=[.G26]/[.F26]*100" office:value-type="float" office:value="0.00638629595076251" calcext:value-type="float">
            <text:p>0.0063862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594631" calcext:value-type="float">
            <text:p>1.0594631</text:p>
          </table:table-cell>
          <table:table-cell table:formula="of:=[.B26]*[.C26]" office:value-type="float" office:value="36.7045117155837" calcext:value-type="float">
            <text:p>36.7045117156</text:p>
          </table:table-cell>
          <table:table-cell table:formula="of:=ROUND(16000000/[.C27]; 0)" office:value-type="float" office:value="435914" calcext:value-type="float">
            <text:p>435914</text:p>
          </table:table-cell>
          <table:table-cell table:formula="of:=ROUND([.D27]/255)" office:value-type="float" office:value="1709" calcext:value-type="float">
            <text:p>1709</text:p>
          </table:table-cell>
          <table:table-cell table:formula="of:=16000000/(255*[.E27])" office:value-type="float" office:value="36.7145102628529" calcext:value-type="float">
            <text:p>36.7145102629</text:p>
          </table:table-cell>
          <table:table-cell table:formula="of:=[.F27]-[.C27]" office:value-type="float" office:value="0.00999854726926941" calcext:value-type="float">
            <text:p>0.0099985473</text:p>
          </table:table-cell>
          <table:table-cell table:formula="of:=[.G27]/[.F27]*100" office:value-type="float" office:value="0.0272332306700704" calcext:value-type="float">
            <text:p>0.02723323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594631" calcext:value-type="float">
            <text:p>1.0594631</text:p>
          </table:table-cell>
          <table:table-cell table:formula="of:=[.B27]*[.C27]" office:value-type="float" office:value="38.8870757661786" calcext:value-type="float">
            <text:p>38.8870757662</text:p>
          </table:table-cell>
          <table:table-cell table:formula="of:=ROUND(16000000/[.C28]; 0)" office:value-type="float" office:value="411448" calcext:value-type="float">
            <text:p>411448</text:p>
          </table:table-cell>
          <table:table-cell table:formula="of:=ROUND([.D28]/255)" office:value-type="float" office:value="1614" calcext:value-type="float">
            <text:p>1614</text:p>
          </table:table-cell>
          <table:table-cell table:formula="of:=16000000/(255*[.E28])" office:value-type="float" office:value="38.8755254270233" calcext:value-type="float">
            <text:p>38.875525427</text:p>
          </table:table-cell>
          <table:table-cell table:formula="of:=[.F28]-[.C28]" office:value-type="float" office:value="-0.0115503391552565" calcext:value-type="float">
            <text:p>-0.0115503392</text:p>
          </table:table-cell>
          <table:table-cell table:formula="of:=[.G28]/[.F28]*100" office:value-type="float" office:value="-0.0297110817883057" calcext:value-type="float">
            <text:p>-0.02971108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594631" calcext:value-type="float">
            <text:p>1.0594631</text:p>
          </table:table-cell>
          <table:table-cell table:formula="of:=[.B28]*[.C28]" office:value-type="float" office:value="41.1994218411705" calcext:value-type="float">
            <text:p>41.1994218412</text:p>
          </table:table-cell>
          <table:table-cell table:formula="of:=ROUND(16000000/[.C29]; 0)" office:value-type="float" office:value="388355" calcext:value-type="float">
            <text:p>388355</text:p>
          </table:table-cell>
          <table:table-cell table:formula="of:=ROUND([.D29]/255)" office:value-type="float" office:value="1523" calcext:value-type="float">
            <text:p>1523</text:p>
          </table:table-cell>
          <table:table-cell table:formula="of:=16000000/(255*[.E29])" office:value-type="float" office:value="41.198357215506" calcext:value-type="float">
            <text:p>41.1983572155</text:p>
          </table:table-cell>
          <table:table-cell table:formula="of:=[.F29]-[.C29]" office:value-type="float" office:value="-0.00106462566443355" calcext:value-type="float">
            <text:p>-0.0010646257</text:p>
          </table:table-cell>
          <table:table-cell table:formula="of:=[.G29]/[.F29]*100" office:value-type="float" office:value="-0.00258414591354835" calcext:value-type="float">
            <text:p>-0.00258414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594631" calcext:value-type="float">
            <text:p>1.0594631</text:p>
          </table:table-cell>
          <table:table-cell table:formula="of:=[.B29]*[.C29]" office:value-type="float" office:value="43.6492671820542" calcext:value-type="float">
            <text:p>43.6492671821</text:p>
          </table:table-cell>
          <table:table-cell table:formula="of:=ROUND(16000000/[.C30]; 0)" office:value-type="float" office:value="366558" calcext:value-type="float">
            <text:p>366558</text:p>
          </table:table-cell>
          <table:table-cell table:formula="of:=ROUND([.D30]/255)" office:value-type="float" office:value="1437" calcext:value-type="float">
            <text:p>1437</text:p>
          </table:table-cell>
          <table:table-cell table:formula="of:=16000000/(255*[.E30])" office:value-type="float" office:value="43.6639513146943" calcext:value-type="float">
            <text:p>43.6639513147</text:p>
          </table:table-cell>
          <table:table-cell table:formula="of:=[.F30]-[.C30]" office:value-type="float" office:value="0.0146841326401201" calcext:value-type="float">
            <text:p>0.0146841326</text:p>
          </table:table-cell>
          <table:table-cell table:formula="of:=[.G30]/[.F30]*100" office:value-type="float" office:value="0.0336298758998901" calcext:value-type="float">
            <text:p>0.03362987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594631" calcext:value-type="float">
            <text:p>1.0594631</text:p>
          </table:table-cell>
          <table:table-cell table:formula="of:=[.B30]*[.C30]" office:value-type="float" office:value="46.2447879214274" calcext:value-type="float">
            <text:p>46.2447879214</text:p>
          </table:table-cell>
          <table:table-cell table:formula="of:=ROUND(16000000/[.C31]; 0)" office:value-type="float" office:value="345985" calcext:value-type="float">
            <text:p>345985</text:p>
          </table:table-cell>
          <table:table-cell table:formula="of:=ROUND([.D31]/255)" office:value-type="float" office:value="1357" calcext:value-type="float">
            <text:p>1357</text:p>
          </table:table-cell>
          <table:table-cell table:formula="of:=16000000/(255*[.E31])" office:value-type="float" office:value="46.238097302296" calcext:value-type="float">
            <text:p>46.2380973023</text:p>
          </table:table-cell>
          <table:table-cell table:formula="of:=[.F31]-[.C31]" office:value-type="float" office:value="-0.00669061913136204" calcext:value-type="float">
            <text:p>-0.0066906191</text:p>
          </table:table-cell>
          <table:table-cell table:formula="of:=[.G31]/[.F31]*100" office:value-type="float" office:value="-0.0144699274445054" calcext:value-type="float">
            <text:p>-0.01446992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594631" calcext:value-type="float">
            <text:p>1.0594631</text:p>
          </table:table-cell>
          <table:table-cell table:formula="of:=[.B31]*[.C31]" office:value-type="float" office:value="48.994646370078" calcext:value-type="float">
            <text:p>48.9946463701</text:p>
          </table:table-cell>
          <table:table-cell table:formula="of:=ROUND(16000000/[.C32]; 0)" office:value-type="float" office:value="326566" calcext:value-type="float">
            <text:p>326566</text:p>
          </table:table-cell>
          <table:table-cell table:formula="of:=ROUND([.D32]/255)" office:value-type="float" office:value="1281" calcext:value-type="float">
            <text:p>1281</text:p>
          </table:table-cell>
          <table:table-cell table:formula="of:=16000000/(255*[.E32])" office:value-type="float" office:value="48.9813411703479" calcext:value-type="float">
            <text:p>48.9813411703</text:p>
          </table:table-cell>
          <table:table-cell table:formula="of:=[.F32]-[.C32]" office:value-type="float" office:value="-0.013305199730091" calcext:value-type="float">
            <text:p>-0.0133051997</text:p>
          </table:table-cell>
          <table:table-cell table:formula="of:=[.G32]/[.F32]*100" office:value-type="float" office:value="-0.0271638126114555" calcext:value-type="float">
            <text:p>-0.0271638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594631" calcext:value-type="float">
            <text:p>1.0594631</text:p>
          </table:table-cell>
          <table:table-cell table:formula="of:=[.B32]*[.C32]" office:value-type="float" office:value="51.9080199266466" calcext:value-type="float">
            <text:p>51.9080199266</text:p>
          </table:table-cell>
          <table:table-cell table:formula="of:=ROUND(16000000/[.C33]; 0)" office:value-type="float" office:value="308238" calcext:value-type="float">
            <text:p>308238</text:p>
          </table:table-cell>
          <table:table-cell table:formula="of:=ROUND([.D33]/255)" office:value-type="float" office:value="1209" calcext:value-type="float">
            <text:p>1209</text:p>
          </table:table-cell>
          <table:table-cell table:formula="of:=16000000/(255*[.E33])" office:value-type="float" office:value="51.898344118458" calcext:value-type="float">
            <text:p>51.8983441185</text:p>
          </table:table-cell>
          <table:table-cell table:formula="of:=[.F33]-[.C33]" office:value-type="float" office:value="-0.00967580818863212" calcext:value-type="float">
            <text:p>-0.0096758082</text:p>
          </table:table-cell>
          <table:table-cell table:formula="of:=[.G33]/[.F33]*100" office:value-type="float" office:value="-0.0186437705344646" calcext:value-type="float">
            <text:p>-0.01864377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94631" calcext:value-type="float">
            <text:p>1.0594631</text:p>
          </table:table-cell>
          <table:table-cell table:formula="of:=[.B33]*[.C33]" office:value-type="float" office:value="54.9946317063468" calcext:value-type="float">
            <text:p>54.9946317063</text:p>
          </table:table-cell>
          <table:table-cell table:formula="of:=ROUND(16000000/[.C34]; 0)" office:value-type="float" office:value="290937" calcext:value-type="float">
            <text:p>290937</text:p>
          </table:table-cell>
          <table:table-cell table:formula="of:=ROUND([.D34]/255)" office:value-type="float" office:value="1141" calcext:value-type="float">
            <text:p>1141</text:p>
          </table:table-cell>
          <table:table-cell table:formula="of:=16000000/(255*[.E34])" office:value-type="float" office:value="54.9913216820471" calcext:value-type="float">
            <text:p>54.991321682</text:p>
          </table:table-cell>
          <table:table-cell table:formula="of:=[.F34]-[.C34]" office:value-type="float" office:value="-0.00331002429973637" calcext:value-type="float">
            <text:p>-0.0033100243</text:p>
          </table:table-cell>
          <table:table-cell table:formula="of:=[.G34]/[.F34]*100" office:value-type="float" office:value="-0.00601917575081122" calcext:value-type="float">
            <text:p>-0.00601917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594631" calcext:value-type="float">
            <text:p>1.0594631</text:p>
          </table:table-cell>
          <table:table-cell table:formula="of:=[.B34]*[.C34]" office:value-type="float" office:value="58.2647829909645" calcext:value-type="float">
            <text:p>58.264782991</text:p>
          </table:table-cell>
          <table:table-cell table:formula="of:=ROUND(16000000/[.C35]; 0)" office:value-type="float" office:value="274608" calcext:value-type="float">
            <text:p>274608</text:p>
          </table:table-cell>
          <table:table-cell table:formula="of:=ROUND([.D35]/255)" office:value-type="float" office:value="1077" calcext:value-type="float">
            <text:p>1077</text:p>
          </table:table-cell>
          <table:table-cell table:formula="of:=16000000/(255*[.E35])" office:value-type="float" office:value="58.2591439547035" calcext:value-type="float">
            <text:p>58.2591439547</text:p>
          </table:table-cell>
          <table:table-cell table:formula="of:=[.F35]-[.C35]" office:value-type="float" office:value="-0.00563903626094486" calcext:value-type="float">
            <text:p>-0.0056390363</text:p>
          </table:table-cell>
          <table:table-cell table:formula="of:=[.G35]/[.F35]*100" office:value-type="float" office:value="-0.0096792295220287" calcext:value-type="float">
            <text:p>-0.00967922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594631" calcext:value-type="float">
            <text:p>1.0594631</text:p>
          </table:table-cell>
          <table:table-cell table:formula="of:=[.B35]*[.C35]" office:value-type="float" office:value="61.7293876084345" calcext:value-type="float">
            <text:p>61.7293876084</text:p>
          </table:table-cell>
          <table:table-cell table:formula="of:=ROUND(16000000/[.C36]; 0)" office:value-type="float" office:value="259196" calcext:value-type="float">
            <text:p>259196</text:p>
          </table:table-cell>
          <table:table-cell table:formula="of:=ROUND([.D36]/255)" office:value-type="float" office:value="1016" calcext:value-type="float">
            <text:p>1016</text:p>
          </table:table-cell>
          <table:table-cell table:formula="of:=16000000/(255*[.E36])" office:value-type="float" office:value="61.7569862590706" calcext:value-type="float">
            <text:p>61.7569862591</text:p>
          </table:table-cell>
          <table:table-cell table:formula="of:=[.F36]-[.C36]" office:value-type="float" office:value="0.0275986506360724" calcext:value-type="float">
            <text:p>0.0275986506</text:p>
          </table:table-cell>
          <table:table-cell table:formula="of:=[.G36]/[.F36]*100" office:value-type="float" office:value="0.0446891150424602" calcext:value-type="float">
            <text:p>0.044689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594631" calcext:value-type="float">
            <text:p>1.0594631</text:p>
          </table:table-cell>
          <table:table-cell table:formula="of:=[.B36]*[.C36]" office:value-type="float" office:value="65.4000083567336" calcext:value-type="float">
            <text:p>65.4000083567</text:p>
          </table:table-cell>
          <table:table-cell table:formula="of:=ROUND(16000000/[.C37]; 0)" office:value-type="float" office:value="244648" calcext:value-type="float">
            <text:p>244648</text:p>
          </table:table-cell>
          <table:table-cell table:formula="of:=ROUND([.D37]/255)" office:value-type="float" office:value="959" calcext:value-type="float">
            <text:p>959</text:p>
          </table:table-cell>
          <table:table-cell table:formula="of:=16000000/(255*[.E37])" office:value-type="float" office:value="65.4276309063772" calcext:value-type="float">
            <text:p>65.4276309064</text:p>
          </table:table-cell>
          <table:table-cell table:formula="of:=[.F37]-[.C37]" office:value-type="float" office:value="0.0276225496435529" calcext:value-type="float">
            <text:p>0.0276225496</text:p>
          </table:table-cell>
          <table:table-cell table:formula="of:=[.G37]/[.F37]*100" office:value-type="float" office:value="0.0422184775161416" calcext:value-type="float">
            <text:p>0.04221847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0594631" calcext:value-type="float">
            <text:p>1.0594631</text:p>
          </table:table-cell>
          <table:table-cell table:formula="of:=[.B37]*[.C37]" office:value-type="float" office:value="69.2888955936509" calcext:value-type="float">
            <text:p>69.2888955937</text:p>
          </table:table-cell>
          <table:table-cell table:formula="of:=ROUND(16000000/[.C38]; 0)" office:value-type="float" office:value="230917" calcext:value-type="float">
            <text:p>230917</text:p>
          </table:table-cell>
          <table:table-cell table:formula="of:=ROUND([.D38]/255)" office:value-type="float" office:value="906" calcext:value-type="float">
            <text:p>906</text:p>
          </table:table-cell>
          <table:table-cell table:formula="of:=16000000/(255*[.E38])" office:value-type="float" office:value="69.2550750984721" calcext:value-type="float">
            <text:p>69.2550750985</text:p>
          </table:table-cell>
          <table:table-cell table:formula="of:=[.F38]-[.C38]" office:value-type="float" office:value="-0.0338204951788299" calcext:value-type="float">
            <text:p>-0.0338204952</text:p>
          </table:table-cell>
          <table:table-cell table:formula="of:=[.G38]/[.F38]*100" office:value-type="float" office:value="-0.0488346812572817" calcext:value-type="float">
            <text:p>-0.04883468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594631" calcext:value-type="float">
            <text:p>1.0594631</text:p>
          </table:table-cell>
          <table:table-cell table:formula="of:=[.B38]*[.C38]" office:value-type="float" office:value="73.4090281212257" calcext:value-type="float">
            <text:p>73.4090281212</text:p>
          </table:table-cell>
          <table:table-cell table:formula="of:=ROUND(16000000/[.C39]; 0)" office:value-type="float" office:value="217957" calcext:value-type="float">
            <text:p>217957</text:p>
          </table:table-cell>
          <table:table-cell table:formula="of:=ROUND([.D39]/255)" office:value-type="float" office:value="855" calcext:value-type="float">
            <text:p>855</text:p>
          </table:table-cell>
          <table:table-cell table:formula="of:=16000000/(255*[.E39])" office:value-type="float" office:value="73.38607957803" calcext:value-type="float">
            <text:p>73.386079578</text:p>
          </table:table-cell>
          <table:table-cell table:formula="of:=[.F39]-[.C39]" office:value-type="float" office:value="-0.0229485431956675" calcext:value-type="float">
            <text:p>-0.0229485432</text:p>
          </table:table-cell>
          <table:table-cell table:formula="of:=[.G39]/[.F39]*100" office:value-type="float" office:value="-0.0312709758139713" calcext:value-type="float">
            <text:p>-0.03127097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594631" calcext:value-type="float">
            <text:p>1.0594631</text:p>
          </table:table-cell>
          <table:table-cell table:formula="of:=[.B39]*[.C39]" office:value-type="float" office:value="77.774156501301" calcext:value-type="float">
            <text:p>77.7741565013</text:p>
          </table:table-cell>
          <table:table-cell table:formula="of:=ROUND(16000000/[.C40]; 0)" office:value-type="float" office:value="205724" calcext:value-type="float">
            <text:p>205724</text:p>
          </table:table-cell>
          <table:table-cell table:formula="of:=ROUND([.D40]/255)" office:value-type="float" office:value="807" calcext:value-type="float">
            <text:p>807</text:p>
          </table:table-cell>
          <table:table-cell table:formula="of:=16000000/(255*[.E40])" office:value-type="float" office:value="77.7510508540467" calcext:value-type="float">
            <text:p>77.751050854</text:p>
          </table:table-cell>
          <table:table-cell table:formula="of:=[.F40]-[.C40]" office:value-type="float" office:value="-0.0231056472542832" calcext:value-type="float">
            <text:p>-0.0231056473</text:p>
          </table:table-cell>
          <table:table-cell table:formula="of:=[.G40]/[.F40]*100" office:value-type="float" office:value="-0.0297174726263917" calcext:value-type="float">
            <text:p>-0.02971747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594631" calcext:value-type="float">
            <text:p>1.0594631</text:p>
          </table:table-cell>
          <table:table-cell table:formula="of:=[.B40]*[.C40]" office:value-type="float" office:value="82.3988489467535" calcext:value-type="float">
            <text:p>82.3988489468</text:p>
          </table:table-cell>
          <table:table-cell table:formula="of:=ROUND(16000000/[.C41]; 0)" office:value-type="float" office:value="194177" calcext:value-type="float">
            <text:p>194177</text:p>
          </table:table-cell>
          <table:table-cell table:formula="of:=ROUND([.D41]/255)" office:value-type="float" office:value="761" calcext:value-type="float">
            <text:p>761</text:p>
          </table:table-cell>
          <table:table-cell table:formula="of:=16000000/(255*[.E41])" office:value-type="float" office:value="82.4508515627013" calcext:value-type="float">
            <text:p>82.4508515627</text:p>
          </table:table-cell>
          <table:table-cell table:formula="of:=[.F41]-[.C41]" office:value-type="float" office:value="0.0520026159477993" calcext:value-type="float">
            <text:p>0.0520026159</text:p>
          </table:table-cell>
          <table:table-cell table:formula="of:=[.G41]/[.F41]*100" office:value-type="float" office:value="0.0630710477359387" calcext:value-type="float">
            <text:p>0.06307104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594631" calcext:value-type="float">
            <text:p>1.0594631</text:p>
          </table:table-cell>
          <table:table-cell table:formula="of:=[.B41]*[.C41]" office:value-type="float" office:value="87.2985399415592" calcext:value-type="float">
            <text:p>87.2985399416</text:p>
          </table:table-cell>
          <table:table-cell table:formula="of:=ROUND(16000000/[.C42]; 0)" office:value-type="float" office:value="183279" calcext:value-type="float">
            <text:p>183279</text:p>
          </table:table-cell>
          <table:table-cell table:formula="of:=ROUND([.D42]/255)" office:value-type="float" office:value="719" calcext:value-type="float">
            <text:p>719</text:p>
          </table:table-cell>
          <table:table-cell table:formula="of:=16000000/(255*[.E42])" office:value-type="float" office:value="87.267173907115" calcext:value-type="float">
            <text:p>87.2671739071</text:p>
          </table:table-cell>
          <table:table-cell table:formula="of:=[.F42]-[.C42]" office:value-type="float" office:value="-0.0313660344442042" calcext:value-type="float">
            <text:p>-0.0313660344</text:p>
          </table:table-cell>
          <table:table-cell table:formula="of:=[.G42]/[.F42]*100" office:value-type="float" office:value="-0.0359425349073288" calcext:value-type="float">
            <text:p>-0.03594253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594631" calcext:value-type="float">
            <text:p>1.0594631</text:p>
          </table:table-cell>
          <table:table-cell table:formula="of:=[.B42]*[.C42]" office:value-type="float" office:value="92.4895817519582" calcext:value-type="float">
            <text:p>92.489581752</text:p>
          </table:table-cell>
          <table:table-cell table:formula="of:=ROUND(16000000/[.C43]; 0)" office:value-type="float" office:value="172992" calcext:value-type="float">
            <text:p>172992</text:p>
          </table:table-cell>
          <table:table-cell table:formula="of:=ROUND([.D43]/255)" office:value-type="float" office:value="678" calcext:value-type="float">
            <text:p>678</text:p>
          </table:table-cell>
          <table:table-cell table:formula="of:=16000000/(255*[.E43])" office:value-type="float" office:value="92.5443923882237" calcext:value-type="float">
            <text:p>92.5443923882</text:p>
          </table:table-cell>
          <table:table-cell table:formula="of:=[.F43]-[.C43]" office:value-type="float" office:value="0.0548106362655716" calcext:value-type="float">
            <text:p>0.0548106363</text:p>
          </table:table-cell>
          <table:table-cell table:formula="of:=[.G43]/[.F43]*100" office:value-type="float" office:value="0.0592263181497167" calcext:value-type="float">
            <text:p>0.05922631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594631" calcext:value-type="float">
            <text:p>1.0594631</text:p>
          </table:table-cell>
          <table:table-cell table:formula="of:=[.B43]*[.C43]" office:value-type="float" office:value="97.989299000633" calcext:value-type="float">
            <text:p>97.9892990006</text:p>
          </table:table-cell>
          <table:table-cell table:formula="of:=ROUND(16000000/[.C44]; 0)" office:value-type="float" office:value="163283" calcext:value-type="float">
            <text:p>163283</text:p>
          </table:table-cell>
          <table:table-cell table:formula="of:=ROUND([.D44]/255)" office:value-type="float" office:value="640" calcext:value-type="float">
            <text:p>640</text:p>
          </table:table-cell>
          <table:table-cell table:formula="of:=16000000/(255*[.E44])" office:value-type="float" office:value="98.0392156862745" calcext:value-type="float">
            <text:p>98.0392156863</text:p>
          </table:table-cell>
          <table:table-cell table:formula="of:=[.F44]-[.C44]" office:value-type="float" office:value="0.0499166856414917" calcext:value-type="float">
            <text:p>0.0499166856</text:p>
          </table:table-cell>
          <table:table-cell table:formula="of:=[.G44]/[.F44]*100" office:value-type="float" office:value="0.0509150193543215" calcext:value-type="float">
            <text:p>0.05091501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594631" calcext:value-type="float">
            <text:p>1.0594631</text:p>
          </table:table-cell>
          <table:table-cell table:formula="of:=[.B44]*[.C44]" office:value-type="float" office:value="103.816046486038" calcext:value-type="float">
            <text:p>103.816046486</text:p>
          </table:table-cell>
          <table:table-cell table:formula="of:=ROUND(16000000/[.C45]; 0)" office:value-type="float" office:value="154119" calcext:value-type="float">
            <text:p>154119</text:p>
          </table:table-cell>
          <table:table-cell table:formula="of:=ROUND([.D45]/255)" office:value-type="float" office:value="604" calcext:value-type="float">
            <text:p>604</text:p>
          </table:table-cell>
          <table:table-cell table:formula="of:=16000000/(255*[.E45])" office:value-type="float" office:value="103.882612647708" calcext:value-type="float">
            <text:p>103.8826126477</text:p>
          </table:table-cell>
          <table:table-cell table:formula="of:=[.F45]-[.C45]" office:value-type="float" office:value="0.066566161670508" calcext:value-type="float">
            <text:p>0.0665661617</text:p>
          </table:table-cell>
          <table:table-cell table:formula="of:=[.G45]/[.F45]*100" office:value-type="float" office:value="0.0640782513780728" calcext:value-type="float">
            <text:p>0.06407825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594631" calcext:value-type="float">
            <text:p>1.0594631</text:p>
          </table:table-cell>
          <table:table-cell table:formula="of:=[.B45]*[.C45]" office:value-type="float" office:value="109.989270439841" calcext:value-type="float">
            <text:p>109.9892704398</text:p>
          </table:table-cell>
          <table:table-cell table:formula="of:=ROUND(16000000/[.C46]; 0)" office:value-type="float" office:value="145469" calcext:value-type="float">
            <text:p>145469</text:p>
          </table:table-cell>
          <table:table-cell table:formula="of:=ROUND([.D46]/255)" office:value-type="float" office:value="570" calcext:value-type="float">
            <text:p>570</text:p>
          </table:table-cell>
          <table:table-cell table:formula="of:=16000000/(255*[.E46])" office:value-type="float" office:value="110.079119367045" calcext:value-type="float">
            <text:p>110.079119367</text:p>
          </table:table-cell>
          <table:table-cell table:formula="of:=[.F46]-[.C46]" office:value-type="float" office:value="0.0898489272035761" calcext:value-type="float">
            <text:p>0.0898489272</text:p>
          </table:table-cell>
          <table:table-cell table:formula="of:=[.G46]/[.F46]*100" office:value-type="float" office:value="0.0816221348064986" calcext:value-type="float">
            <text:p>0.08162213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0594631" calcext:value-type="float">
            <text:p>1.0594631</text:p>
          </table:table-cell>
          <table:table-cell table:formula="of:=[.B46]*[.C46]" office:value-type="float" office:value="116.529573426933" calcext:value-type="float">
            <text:p>116.5295734269</text:p>
          </table:table-cell>
          <table:table-cell table:formula="of:=ROUND(16000000/[.C47]; 0)" office:value-type="float" office:value="137304" calcext:value-type="float">
            <text:p>137304</text:p>
          </table:table-cell>
          <table:table-cell table:formula="of:=ROUND([.D47]/255)" office:value-type="float" office:value="538" calcext:value-type="float">
            <text:p>538</text:p>
          </table:table-cell>
          <table:table-cell table:formula="of:=16000000/(255*[.E47])" office:value-type="float" office:value="116.62657628107" calcext:value-type="float">
            <text:p>116.6265762811</text:p>
          </table:table-cell>
          <table:table-cell table:formula="of:=[.F47]-[.C47]" office:value-type="float" office:value="0.0970028541372017" calcext:value-type="float">
            <text:p>0.0970028541</text:p>
          </table:table-cell>
          <table:table-cell table:formula="of:=[.G47]/[.F47]*100" office:value-type="float" office:value="0.0831738847442669" calcext:value-type="float">
            <text:p>0.08317388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594631" calcext:value-type="float">
            <text:p>1.0594631</text:p>
          </table:table-cell>
          <table:table-cell table:formula="of:=[.B47]*[.C47]" office:value-type="float" office:value="123.458783104576" calcext:value-type="float">
            <text:p>123.4587831046</text:p>
          </table:table-cell>
          <table:table-cell table:formula="of:=ROUND(16000000/[.C48]; 0)" office:value-type="float" office:value="129598" calcext:value-type="float">
            <text:p>129598</text:p>
          </table:table-cell>
          <table:table-cell table:formula="of:=ROUND([.D48]/255)" office:value-type="float" office:value="508" calcext:value-type="float">
            <text:p>508</text:p>
          </table:table-cell>
          <table:table-cell table:formula="of:=16000000/(255*[.E48])" office:value-type="float" office:value="123.513972518141" calcext:value-type="float">
            <text:p>123.5139725181</text:p>
          </table:table-cell>
          <table:table-cell table:formula="of:=[.F48]-[.C48]" office:value-type="float" office:value="0.0551894135652162" calcext:value-type="float">
            <text:p>0.0551894136</text:p>
          </table:table-cell>
          <table:table-cell table:formula="of:=[.G48]/[.F48]*100" office:value-type="float" office:value="0.0446827289577382" calcext:value-type="float">
            <text:p>0.0446827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594631" calcext:value-type="float">
            <text:p>1.0594631</text:p>
          </table:table-cell>
          <table:table-cell table:formula="of:=[.B48]*[.C48]" office:value-type="float" office:value="130.800025070202" calcext:value-type="float">
            <text:p>130.8000250702</text:p>
          </table:table-cell>
          <table:table-cell table:formula="of:=ROUND(16000000/[.C49]; 0)" office:value-type="float" office:value="122324" calcext:value-type="float">
            <text:p>122324</text:p>
          </table:table-cell>
          <table:table-cell table:formula="of:=ROUND([.D49]/255)" office:value-type="float" office:value="480" calcext:value-type="float">
            <text:p>480</text:p>
          </table:table-cell>
          <table:table-cell table:formula="of:=16000000/(255*[.E49])" office:value-type="float" office:value="130.718954248366" calcext:value-type="float">
            <text:p>130.7189542484</text:p>
          </table:table-cell>
          <table:table-cell table:formula="of:=[.F49]-[.C49]" office:value-type="float" office:value="-0.081070821835624" calcext:value-type="float">
            <text:p>-0.0810708218</text:p>
          </table:table-cell>
          <table:table-cell table:formula="of:=[.G49]/[.F49]*100" office:value-type="float" office:value="-0.0620191787042523" calcext:value-type="float">
            <text:p>-0.06201917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594631" calcext:value-type="float">
            <text:p>1.0594631</text:p>
          </table:table-cell>
          <table:table-cell table:formula="of:=[.B49]*[.C49]" office:value-type="float" office:value="138.577800040954" calcext:value-type="float">
            <text:p>138.577800041</text:p>
          </table:table-cell>
          <table:table-cell table:formula="of:=ROUND(16000000/[.C50]; 0)" office:value-type="float" office:value="115459" calcext:value-type="float">
            <text:p>115459</text:p>
          </table:table-cell>
          <table:table-cell table:formula="of:=ROUND([.D50]/255)" office:value-type="float" office:value="453" calcext:value-type="float">
            <text:p>453</text:p>
          </table:table-cell>
          <table:table-cell table:formula="of:=16000000/(255*[.E50])" office:value-type="float" office:value="138.510150196944" calcext:value-type="float">
            <text:p>138.5101501969</text:p>
          </table:table-cell>
          <table:table-cell table:formula="of:=[.F50]-[.C50]" office:value-type="float" office:value="-0.0676498440094235" calcext:value-type="float">
            <text:p>-0.067649844</text:p>
          </table:table-cell>
          <table:table-cell table:formula="of:=[.G50]/[.F50]*100" office:value-type="float" office:value="-0.0488410733171785" calcext:value-type="float">
            <text:p>-0.0488410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594631" calcext:value-type="float">
            <text:p>1.0594631</text:p>
          </table:table-cell>
          <table:table-cell table:formula="of:=[.B50]*[.C50]" office:value-type="float" office:value="146.818065622569" calcext:value-type="float">
            <text:p>146.8180656226</text:p>
          </table:table-cell>
          <table:table-cell table:formula="of:=ROUND(16000000/[.C51]; 0)" office:value-type="float" office:value="108978" calcext:value-type="float">
            <text:p>108978</text:p>
          </table:table-cell>
          <table:table-cell table:formula="of:=ROUND([.D51]/255)" office:value-type="float" office:value="427" calcext:value-type="float">
            <text:p>427</text:p>
          </table:table-cell>
          <table:table-cell table:formula="of:=16000000/(255*[.E51])" office:value-type="float" office:value="146.944023511044" calcext:value-type="float">
            <text:p>146.944023511</text:p>
          </table:table-cell>
          <table:table-cell table:formula="of:=[.F51]-[.C51]" office:value-type="float" office:value="0.125957888474971" calcext:value-type="float">
            <text:p>0.1259578885</text:p>
          </table:table-cell>
          <table:table-cell table:formula="of:=[.G51]/[.F51]*100" office:value-type="float" office:value="0.0857182792912329" calcext:value-type="float">
            <text:p>0.08571827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594631" calcext:value-type="float">
            <text:p>1.0594631</text:p>
          </table:table-cell>
          <table:table-cell table:formula="of:=[.B51]*[.C51]" office:value-type="float" office:value="155.54832294049" calcext:value-type="float">
            <text:p>155.5483229405</text:p>
          </table:table-cell>
          <table:table-cell table:formula="of:=ROUND(16000000/[.C52]; 0)" office:value-type="float" office:value="102862" calcext:value-type="float">
            <text:p>102862</text:p>
          </table:table-cell>
          <table:table-cell table:formula="of:=ROUND([.D52]/255)" office:value-type="float" office:value="403" calcext:value-type="float">
            <text:p>403</text:p>
          </table:table-cell>
          <table:table-cell table:formula="of:=16000000/(255*[.E52])" office:value-type="float" office:value="155.695032355374" calcext:value-type="float">
            <text:p>155.6950323554</text:p>
          </table:table-cell>
          <table:table-cell table:formula="of:=[.F52]-[.C52]" office:value-type="float" office:value="0.146709414883759" calcext:value-type="float">
            <text:p>0.1467094149</text:p>
          </table:table-cell>
          <table:table-cell table:formula="of:=[.G52]/[.F52]*100" office:value-type="float" office:value="0.0942287063783093" calcext:value-type="float">
            <text:p>0.09422870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594631" calcext:value-type="float">
            <text:p>1.0594631</text:p>
          </table:table-cell>
          <table:table-cell table:formula="of:=[.B52]*[.C52]" office:value-type="float" office:value="164.797708422333" calcext:value-type="float">
            <text:p>164.7977084223</text:p>
          </table:table-cell>
          <table:table-cell table:formula="of:=ROUND(16000000/[.C53]; 0)" office:value-type="float" office:value="97089" calcext:value-type="float">
            <text:p>97089</text:p>
          </table:table-cell>
          <table:table-cell table:formula="of:=ROUND([.D53]/255)" office:value-type="float" office:value="381" calcext:value-type="float">
            <text:p>381</text:p>
          </table:table-cell>
          <table:table-cell table:formula="of:=16000000/(255*[.E53])" office:value-type="float" office:value="164.685296690855" calcext:value-type="float">
            <text:p>164.6852966909</text:p>
          </table:table-cell>
          <table:table-cell table:formula="of:=[.F53]-[.C53]" office:value-type="float" office:value="-0.112411731478005" calcext:value-type="float">
            <text:p>-0.1124117315</text:p>
          </table:table-cell>
          <table:table-cell table:formula="of:=[.G53]/[.F53]*100" office:value-type="float" office:value="-0.0682585110734099" calcext:value-type="float">
            <text:p>-0.06825851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594631" calcext:value-type="float">
            <text:p>1.0594631</text:p>
          </table:table-cell>
          <table:table-cell table:formula="of:=[.B53]*[.C53]" office:value-type="float" office:value="174.597091038021" calcext:value-type="float">
            <text:p>174.597091038</text:p>
          </table:table-cell>
          <table:table-cell table:formula="of:=ROUND(16000000/[.C54]; 0)" office:value-type="float" office:value="91640" calcext:value-type="float">
            <text:p>91640</text:p>
          </table:table-cell>
          <table:table-cell table:formula="of:=ROUND([.D54]/255)" office:value-type="float" office:value="359" calcext:value-type="float">
            <text:p>359</text:p>
          </table:table-cell>
          <table:table-cell table:formula="of:=16000000/(255*[.E54])" office:value-type="float" office:value="174.777431864111" calcext:value-type="float">
            <text:p>174.7774318641</text:p>
          </table:table-cell>
          <table:table-cell table:formula="of:=[.F54]-[.C54]" office:value-type="float" office:value="0.18034082608969" calcext:value-type="float">
            <text:p>0.1803408261</text:p>
          </table:table-cell>
          <table:table-cell table:formula="of:=[.G54]/[.F54]*100" office:value-type="float" office:value="0.103183130777379" calcext:value-type="float">
            <text:p>0.10318313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594631" calcext:value-type="float">
            <text:p>1.0594631</text:p>
          </table:table-cell>
          <table:table-cell table:formula="of:=[.B54]*[.C54]" office:value-type="float" office:value="184.979175322124" calcext:value-type="float">
            <text:p>184.9791753221</text:p>
          </table:table-cell>
          <table:table-cell table:formula="of:=ROUND(16000000/[.C55]; 0)" office:value-type="float" office:value="86496" calcext:value-type="float">
            <text:p>86496</text:p>
          </table:table-cell>
          <table:table-cell table:formula="of:=ROUND([.D55]/255)" office:value-type="float" office:value="339" calcext:value-type="float">
            <text:p>339</text:p>
          </table:table-cell>
          <table:table-cell table:formula="of:=16000000/(255*[.E55])" office:value-type="float" office:value="185.088784776447" calcext:value-type="float">
            <text:p>185.0887847764</text:p>
          </table:table-cell>
          <table:table-cell table:formula="of:=[.F55]-[.C55]" office:value-type="float" office:value="0.109609454323646" calcext:value-type="float">
            <text:p>0.1096094543</text:p>
          </table:table-cell>
          <table:table-cell table:formula="of:=[.G55]/[.F55]*100" office:value-type="float" office:value="0.0592199329937974" calcext:value-type="float">
            <text:p>0.0592199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594631" calcext:value-type="float">
            <text:p>1.0594631</text:p>
          </table:table-cell>
          <table:table-cell table:formula="of:=[.B55]*[.C55]" office:value-type="float" office:value="195.978610522221" calcext:value-type="float">
            <text:p>195.9786105222</text:p>
          </table:table-cell>
          <table:table-cell table:formula="of:=ROUND(16000000/[.C56]; 0)" office:value-type="float" office:value="81642" calcext:value-type="float">
            <text:p>81642</text:p>
          </table:table-cell>
          <table:table-cell table:formula="of:=ROUND([.D56]/255)" office:value-type="float" office:value="320" calcext:value-type="float">
            <text:p>320</text:p>
          </table:table-cell>
          <table:table-cell table:formula="of:=16000000/(255*[.E56])" office:value-type="float" office:value="196.078431372549" calcext:value-type="float">
            <text:p>196.0784313725</text:p>
          </table:table-cell>
          <table:table-cell table:formula="of:=[.F56]-[.C56]" office:value-type="float" office:value="0.0998208503282285" calcext:value-type="float">
            <text:p>0.0998208503</text:p>
          </table:table-cell>
          <table:table-cell table:formula="of:=[.G56]/[.F56]*100" office:value-type="float" office:value="0.0509086336673965" calcext:value-type="float">
            <text:p>0.05090863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594631" calcext:value-type="float">
            <text:p>1.0594631</text:p>
          </table:table-cell>
          <table:table-cell table:formula="of:=[.B56]*[.C56]" office:value-type="float" office:value="207.632106237565" calcext:value-type="float">
            <text:p>207.6321062376</text:p>
          </table:table-cell>
          <table:table-cell table:formula="of:=ROUND(16000000/[.C57]; 0)" office:value-type="float" office:value="77059" calcext:value-type="float">
            <text:p>77059</text:p>
          </table:table-cell>
          <table:table-cell table:formula="of:=ROUND([.D57]/255)" office:value-type="float" office:value="302" calcext:value-type="float">
            <text:p>302</text:p>
          </table:table-cell>
          <table:table-cell table:formula="of:=16000000/(255*[.E57])" office:value-type="float" office:value="207.765225295416" calcext:value-type="float">
            <text:p>207.7652252954</text:p>
          </table:table-cell>
          <table:table-cell table:formula="of:=[.F57]-[.C57]" office:value-type="float" office:value="0.133119057851474" calcext:value-type="float">
            <text:p>0.1331190579</text:p>
          </table:table-cell>
          <table:table-cell table:formula="of:=[.G57]/[.F57]*100" office:value-type="float" office:value="0.0640718665321374" calcext:value-type="float">
            <text:p>0.06407186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594631" calcext:value-type="float">
            <text:p>1.0594631</text:p>
          </table:table-cell>
          <table:table-cell table:formula="of:=[.B57]*[.C57]" office:value-type="float" office:value="219.97855493398" calcext:value-type="float">
            <text:p>219.978554934</text:p>
          </table:table-cell>
          <table:table-cell table:formula="of:=ROUND(16000000/[.C58]; 0)" office:value-type="float" office:value="72734" calcext:value-type="float">
            <text:p>72734</text:p>
          </table:table-cell>
          <table:table-cell table:formula="of:=ROUND([.D58]/255)" office:value-type="float" office:value="285" calcext:value-type="float">
            <text:p>285</text:p>
          </table:table-cell>
          <table:table-cell table:formula="of:=16000000/(255*[.E58])" office:value-type="float" office:value="220.15823873409" calcext:value-type="float">
            <text:p>220.1582387341</text:p>
          </table:table-cell>
          <table:table-cell table:formula="of:=[.F58]-[.C58]" office:value-type="float" office:value="0.179683800110467" calcext:value-type="float">
            <text:p>0.1796838001</text:p>
          </table:table-cell>
          <table:table-cell table:formula="of:=[.G58]/[.F58]*100" office:value-type="float" office:value="0.0816157510814264" calcext:value-type="float">
            <text:p>0.08161575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94631" calcext:value-type="float">
            <text:p>1.0594631</text:p>
          </table:table-cell>
          <table:table-cell table:formula="of:=[.B58]*[.C58]" office:value-type="float" office:value="233.059161743874" calcext:value-type="float">
            <text:p>233.0591617439</text:p>
          </table:table-cell>
          <table:table-cell table:formula="of:=ROUND(16000000/[.C59]; 0)" office:value-type="float" office:value="68652" calcext:value-type="float">
            <text:p>68652</text:p>
          </table:table-cell>
          <table:table-cell table:formula="of:=ROUND([.D59]/255)" office:value-type="float" office:value="269" calcext:value-type="float">
            <text:p>269</text:p>
          </table:table-cell>
          <table:table-cell table:formula="of:=16000000/(255*[.E59])" office:value-type="float" office:value="233.25315256214" calcext:value-type="float">
            <text:p>233.2531525621</text:p>
          </table:table-cell>
          <table:table-cell table:formula="of:=[.F59]-[.C59]" office:value-type="float" office:value="0.193990818265661" calcext:value-type="float">
            <text:p>0.1939908183</text:p>
          </table:table-cell>
          <table:table-cell table:formula="of:=[.G59]/[.F59]*100" office:value-type="float" office:value="0.0831675011183313" calcext:value-type="float">
            <text:p>0.08316750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594631" calcext:value-type="float">
            <text:p>1.0594631</text:p>
          </table:table-cell>
          <table:table-cell table:formula="of:=[.B59]*[.C59]" office:value-type="float" office:value="246.917581984567" calcext:value-type="float">
            <text:p>246.9175819846</text:p>
          </table:table-cell>
          <table:table-cell table:formula="of:=ROUND(16000000/[.C60]; 0)" office:value-type="float" office:value="64799" calcext:value-type="float">
            <text:p>64799</text:p>
          </table:table-cell>
          <table:table-cell table:formula="of:=ROUND([.D60]/255)" office:value-type="float" office:value="254" calcext:value-type="float">
            <text:p>254</text:p>
          </table:table-cell>
          <table:table-cell table:formula="of:=16000000/(255*[.E60])" office:value-type="float" office:value="247.027945036282" calcext:value-type="float">
            <text:p>247.0279450363</text:p>
          </table:table-cell>
          <table:table-cell table:formula="of:=[.F60]-[.C60]" office:value-type="float" office:value="0.110363051715609" calcext:value-type="float">
            <text:p>0.1103630517</text:p>
          </table:table-cell>
          <table:table-cell table:formula="of:=[.G60]/[.F60]*100" office:value-type="float" office:value="0.044676342872625" calcext:value-type="float">
            <text:p>0.04467634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594631" calcext:value-type="float">
            <text:p>1.0594631</text:p>
          </table:table-cell>
          <table:table-cell table:formula="of:=[.B60]*[.C60]" office:value-type="float" office:value="261.600066853873" calcext:value-type="float">
            <text:p>261.6000668539</text:p>
          </table:table-cell>
          <table:table-cell table:formula="of:=ROUND(16000000/[.C61]; 0)" office:value-type="float" office:value="61162" calcext:value-type="float">
            <text:p>61162</text:p>
          </table:table-cell>
          <table:table-cell table:formula="of:=ROUND([.D61]/255)" office:value-type="float" office:value="240" calcext:value-type="float">
            <text:p>240</text:p>
          </table:table-cell>
          <table:table-cell table:formula="of:=16000000/(255*[.E61])" office:value-type="float" office:value="261.437908496732" calcext:value-type="float">
            <text:p>261.4379084967</text:p>
          </table:table-cell>
          <table:table-cell table:formula="of:=[.F61]-[.C61]" office:value-type="float" office:value="-0.162158357141152" calcext:value-type="float">
            <text:p>-0.1621583571</text:p>
          </table:table-cell>
          <table:table-cell table:formula="of:=[.G61]/[.F61]*100" office:value-type="float" office:value="-0.0620255716064907" calcext:value-type="float">
            <text:p>-0.06202557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594631" calcext:value-type="float">
            <text:p>1.0594631</text:p>
          </table:table-cell>
          <table:table-cell table:formula="of:=[.B61]*[.C61]" office:value-type="float" office:value="277.155617789212" calcext:value-type="float">
            <text:p>277.1556177892</text:p>
          </table:table-cell>
          <table:table-cell table:formula="of:=ROUND(16000000/[.C62]; 0)" office:value-type="float" office:value="57729" calcext:value-type="float">
            <text:p>57729</text:p>
          </table:table-cell>
          <table:table-cell table:formula="of:=ROUND([.D62]/255)" office:value-type="float" office:value="226" calcext:value-type="float">
            <text:p>226</text:p>
          </table:table-cell>
          <table:table-cell table:formula="of:=16000000/(255*[.E62])" office:value-type="float" office:value="277.633177164671" calcext:value-type="float">
            <text:p>277.6331771647</text:p>
          </table:table-cell>
          <table:table-cell table:formula="of:=[.F62]-[.C62]" office:value-type="float" office:value="0.477559375459464" calcext:value-type="float">
            <text:p>0.4775593755</text:p>
          </table:table-cell>
          <table:table-cell table:formula="of:=[.G62]/[.F62]*100" office:value-type="float" office:value="0.172010917548306" calcext:value-type="float">
            <text:p>0.17201091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594631" calcext:value-type="float">
            <text:p>1.0594631</text:p>
          </table:table-cell>
          <table:table-cell table:formula="of:=[.B62]*[.C62]" office:value-type="float" office:value="293.636150005373" calcext:value-type="float">
            <text:p>293.6361500054</text:p>
          </table:table-cell>
          <table:table-cell table:formula="of:=ROUND(16000000/[.C63]; 0)" office:value-type="float" office:value="54489" calcext:value-type="float">
            <text:p>54489</text:p>
          </table:table-cell>
          <table:table-cell table:formula="of:=ROUND([.D63]/255)" office:value-type="float" office:value="214" calcext:value-type="float">
            <text:p>214</text:p>
          </table:table-cell>
          <table:table-cell table:formula="of:=16000000/(255*[.E63])" office:value-type="float" office:value="293.201392706615" calcext:value-type="float">
            <text:p>293.2013927066</text:p>
          </table:table-cell>
          <table:table-cell table:formula="of:=[.F63]-[.C63]" office:value-type="float" office:value="-0.434757298758029" calcext:value-type="float">
            <text:p>-0.4347572988</text:p>
          </table:table-cell>
          <table:table-cell table:formula="of:=[.G63]/[.F63]*100" office:value-type="float" office:value="-0.14827941120766" calcext:value-type="float">
            <text:p>-0.14827941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594631" calcext:value-type="float">
            <text:p>1.0594631</text:p>
          </table:table-cell>
          <table:table-cell table:formula="of:=[.B63]*[.C63]" office:value-type="float" office:value="311.096665756758" calcext:value-type="float">
            <text:p>311.0966657568</text:p>
          </table:table-cell>
          <table:table-cell table:formula="of:=ROUND(16000000/[.C64]; 0)" office:value-type="float" office:value="51431" calcext:value-type="float">
            <text:p>51431</text:p>
          </table:table-cell>
          <table:table-cell table:formula="of:=ROUND([.D64]/255)" office:value-type="float" office:value="202" calcext:value-type="float">
            <text:p>202</text:p>
          </table:table-cell>
          <table:table-cell table:formula="of:=16000000/(255*[.E64])" office:value-type="float" office:value="310.61929722384" calcext:value-type="float">
            <text:p>310.6192972238</text:p>
          </table:table-cell>
          <table:table-cell table:formula="of:=[.F64]-[.C64]" office:value-type="float" office:value="-0.477368532917922" calcext:value-type="float">
            <text:p>-0.4773685329</text:p>
          </table:table-cell>
          <table:table-cell table:formula="of:=[.G64]/[.F64]*100" office:value-type="float" office:value="-0.153682832066263" calcext:value-type="float">
            <text:p>-0.15368283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594631" calcext:value-type="float">
            <text:p>1.0594631</text:p>
          </table:table-cell>
          <table:table-cell table:formula="of:=[.B64]*[.C64]" office:value-type="float" office:value="329.595437902319" calcext:value-type="float">
            <text:p>329.5954379023</text:p>
          </table:table-cell>
          <table:table-cell table:formula="of:=ROUND(16000000/[.C65]; 0)" office:value-type="float" office:value="48544" calcext:value-type="float">
            <text:p>48544</text:p>
          </table:table-cell>
          <table:table-cell table:formula="of:=ROUND([.D65]/255)" office:value-type="float" office:value="190" calcext:value-type="float">
            <text:p>190</text:p>
          </table:table-cell>
          <table:table-cell table:formula="of:=16000000/(255*[.E65])" office:value-type="float" office:value="330.237358101135" calcext:value-type="float">
            <text:p>330.2373581011</text:p>
          </table:table-cell>
          <table:table-cell table:formula="of:=[.F65]-[.C65]" office:value-type="float" office:value="0.641920198816592" calcext:value-type="float">
            <text:p>0.6419201988</text:p>
          </table:table-cell>
          <table:table-cell table:formula="of:=[.G65]/[.F65]*100" office:value-type="float" office:value="0.194381460204149" calcext:value-type="float">
            <text:p>0.1943814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594631" calcext:value-type="float">
            <text:p>1.0594631</text:p>
          </table:table-cell>
          <table:table-cell table:formula="of:=[.B65]*[.C65]" office:value-type="float" office:value="349.194204385848" calcext:value-type="float">
            <text:p>349.1942043858</text:p>
          </table:table-cell>
          <table:table-cell table:formula="of:=ROUND(16000000/[.C66]; 0)" office:value-type="float" office:value="45820" calcext:value-type="float">
            <text:p>45820</text:p>
          </table:table-cell>
          <table:table-cell table:formula="of:=ROUND([.D66]/255)" office:value-type="float" office:value="180" calcext:value-type="float">
            <text:p>180</text:p>
          </table:table-cell>
          <table:table-cell table:formula="of:=16000000/(255*[.E66])" office:value-type="float" office:value="348.583877995643" calcext:value-type="float">
            <text:p>348.5838779956</text:p>
          </table:table-cell>
          <table:table-cell table:formula="of:=[.F66]-[.C66]" office:value-type="float" office:value="-0.61032639020533" calcext:value-type="float">
            <text:p>-0.6103263902</text:p>
          </table:table-cell>
          <table:table-cell table:formula="of:=[.G66]/[.F66]*100" office:value-type="float" office:value="-0.175087383190154" calcext:value-type="float">
            <text:p>-0.17508738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594631" calcext:value-type="float">
            <text:p>1.0594631</text:p>
          </table:table-cell>
          <table:table-cell table:formula="of:=[.B66]*[.C66]" office:value-type="float" office:value="369.958374280664" calcext:value-type="float">
            <text:p>369.9583742807</text:p>
          </table:table-cell>
          <table:table-cell table:formula="of:=ROUND(16000000/[.C67]; 0)" office:value-type="float" office:value="43248" calcext:value-type="float">
            <text:p>43248</text:p>
          </table:table-cell>
          <table:table-cell table:formula="of:=ROUND([.D67]/255)" office:value-type="float" office:value="170" calcext:value-type="float">
            <text:p>170</text:p>
          </table:table-cell>
          <table:table-cell table:formula="of:=16000000/(255*[.E67])" office:value-type="float" office:value="369.088811995386" calcext:value-type="float">
            <text:p>369.0888119954</text:p>
          </table:table-cell>
          <table:table-cell table:formula="of:=[.F67]-[.C67]" office:value-type="float" office:value="-0.869562285277823" calcext:value-type="float">
            <text:p>-0.8695622853</text:p>
          </table:table-cell>
          <table:table-cell table:formula="of:=[.G67]/[.F67]*100" office:value-type="float" office:value="-0.23559703166746" calcext:value-type="float">
            <text:p>-0.23559703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594631" calcext:value-type="float">
            <text:p>1.0594631</text:p>
          </table:table-cell>
          <table:table-cell table:formula="of:=[.B67]*[.C67]" office:value-type="float" office:value="391.957246086353" calcext:value-type="float">
            <text:p>391.9572460864</text:p>
          </table:table-cell>
          <table:table-cell table:formula="of:=ROUND(16000000/[.C68]; 0)" office:value-type="float" office:value="40821" calcext:value-type="float">
            <text:p>40821</text:p>
          </table:table-cell>
          <table:table-cell table:formula="of:=ROUND([.D68]/255)" office:value-type="float" office:value="160" calcext:value-type="float">
            <text:p>160</text:p>
          </table:table-cell>
          <table:table-cell table:formula="of:=16000000/(255*[.E68])" office:value-type="float" office:value="392.156862745098" calcext:value-type="float">
            <text:p>392.1568627451</text:p>
          </table:table-cell>
          <table:table-cell table:formula="of:=[.F68]-[.C68]" office:value-type="float" office:value="0.199616658745242" calcext:value-type="float">
            <text:p>0.1996166587</text:p>
          </table:table-cell>
          <table:table-cell table:formula="of:=[.G68]/[.F68]*100" office:value-type="float" office:value="0.0509022479800367" calcext:value-type="float">
            <text:p>0.0509022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594631" calcext:value-type="float">
            <text:p>1.0594631</text:p>
          </table:table-cell>
          <table:table-cell table:formula="of:=[.B68]*[.C68]" office:value-type="float" office:value="415.26423900611" calcext:value-type="float">
            <text:p>415.2642390061</text:p>
          </table:table-cell>
          <table:table-cell table:formula="of:=ROUND(16000000/[.C69]; 0)" office:value-type="float" office:value="38530" calcext:value-type="float">
            <text:p>38530</text:p>
          </table:table-cell>
          <table:table-cell table:formula="of:=ROUND([.D69]/255)" office:value-type="float" office:value="151" calcext:value-type="float">
            <text:p>151</text:p>
          </table:table-cell>
          <table:table-cell table:formula="of:=16000000/(255*[.E69])" office:value-type="float" office:value="415.530450590832" calcext:value-type="float">
            <text:p>415.5304505908</text:p>
          </table:table-cell>
          <table:table-cell table:formula="of:=[.F69]-[.C69]" office:value-type="float" office:value="0.2662115847221" calcext:value-type="float">
            <text:p>0.2662115847</text:p>
          </table:table-cell>
          <table:table-cell table:formula="of:=[.G69]/[.F69]*100" office:value-type="float" office:value="0.064065481685778" calcext:value-type="float">
            <text:p>0.06406548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594631" calcext:value-type="float">
            <text:p>1.0594631</text:p>
          </table:table-cell>
          <table:table-cell table:formula="of:=[.B69]*[.C69]" office:value-type="float" office:value="439.957137976555" calcext:value-type="float">
            <text:p>439.9571379766</text:p>
          </table:table-cell>
          <table:table-cell table:formula="of:=ROUND(16000000/[.C70]; 0)" office:value-type="float" office:value="36367" calcext:value-type="float">
            <text:p>36367</text:p>
          </table:table-cell>
          <table:table-cell table:formula="of:=ROUND([.D70]/255)" office:value-type="float" office:value="143" calcext:value-type="float">
            <text:p>143</text:p>
          </table:table-cell>
          <table:table-cell table:formula="of:=16000000/(255*[.E70])" office:value-type="float" office:value="438.776909365145" calcext:value-type="float">
            <text:p>438.7769093651</text:p>
          </table:table-cell>
          <table:table-cell table:formula="of:=[.F70]-[.C70]" office:value-type="float" office:value="-1.18022861140986" calcext:value-type="float">
            <text:p>-1.1802286114</text:p>
          </table:table-cell>
          <table:table-cell table:formula="of:=[.G70]/[.F70]*100" office:value-type="float" office:value="-0.268981476969128" calcext:value-type="float">
            <text:p>-0.2689814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594631" calcext:value-type="float">
            <text:p>1.0594631</text:p>
          </table:table-cell>
          <table:table-cell table:formula="of:=[.B70]*[.C70]" office:value-type="float" office:value="466.118353267768" calcext:value-type="float">
            <text:p>466.1183532678</text:p>
          </table:table-cell>
          <table:table-cell table:formula="of:=ROUND(16000000/[.C71]; 0)" office:value-type="float" office:value="34326" calcext:value-type="float">
            <text:p>34326</text:p>
          </table:table-cell>
          <table:table-cell table:formula="of:=ROUND([.D71]/255)" office:value-type="float" office:value="135" calcext:value-type="float">
            <text:p>135</text:p>
          </table:table-cell>
          <table:table-cell table:formula="of:=16000000/(255*[.E71])" office:value-type="float" office:value="464.77850399419" calcext:value-type="float">
            <text:p>464.7785039942</text:p>
          </table:table-cell>
          <table:table-cell table:formula="of:=[.F71]-[.C71]" office:value-type="float" office:value="-1.33984927357795" calcext:value-type="float">
            <text:p>-1.3398492736</text:p>
          </table:table-cell>
          <table:table-cell table:formula="of:=[.G71]/[.F71]*100" office:value-type="float" office:value="-0.288276945268257" calcext:value-type="float">
            <text:p>-0.28827694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594631" calcext:value-type="float">
            <text:p>1.0594631</text:p>
          </table:table-cell>
          <table:table-cell table:formula="of:=[.B71]*[.C71]" office:value-type="float" office:value="493.835195519965" calcext:value-type="float">
            <text:p>493.83519552</text:p>
          </table:table-cell>
          <table:table-cell table:formula="of:=ROUND(16000000/[.C72]; 0)" office:value-type="float" office:value="32399" calcext:value-type="float">
            <text:p>32399</text:p>
          </table:table-cell>
          <table:table-cell table:formula="of:=ROUND([.D72]/255)" office:value-type="float" office:value="127" calcext:value-type="float">
            <text:p>127</text:p>
          </table:table-cell>
          <table:table-cell table:formula="of:=16000000/(255*[.E72])" office:value-type="float" office:value="494.055890072564" calcext:value-type="float">
            <text:p>494.0558900726</text:p>
          </table:table-cell>
          <table:table-cell table:formula="of:=[.F72]-[.C72]" office:value-type="float" office:value="0.220694552599582" calcext:value-type="float">
            <text:p>0.2206945526</text:p>
          </table:table-cell>
          <table:table-cell table:formula="of:=[.G72]/[.F72]*100" office:value-type="float" office:value="0.0446699567871092" calcext:value-type="float">
            <text:p>0.04466995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594631" calcext:value-type="float">
            <text:p>1.0594631</text:p>
          </table:table-cell>
          <table:table-cell table:formula="of:=[.B72]*[.C72]" office:value-type="float" office:value="523.200167134688" calcext:value-type="float">
            <text:p>523.2001671347</text:p>
          </table:table-cell>
          <table:table-cell table:formula="of:=ROUND(16000000/[.C73]; 0)" office:value-type="float" office:value="30581" calcext:value-type="float">
            <text:p>30581</text:p>
          </table:table-cell>
          <table:table-cell table:formula="of:=ROUND([.D73]/255)" office:value-type="float" office:value="120" calcext:value-type="float">
            <text:p>120</text:p>
          </table:table-cell>
          <table:table-cell table:formula="of:=16000000/(255*[.E73])" office:value-type="float" office:value="522.875816993464" calcext:value-type="float">
            <text:p>522.8758169935</text:p>
          </table:table-cell>
          <table:table-cell table:formula="of:=[.F73]-[.C73]" office:value-type="float" office:value="-0.324350141224158" calcext:value-type="float">
            <text:p>-0.3243501412</text:p>
          </table:table-cell>
          <table:table-cell table:formula="of:=[.G73]/[.F73]*100" office:value-type="float" office:value="-0.0620319645091203" calcext:value-type="float">
            <text:p>-0.06203196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594631" calcext:value-type="float">
            <text:p>1.0594631</text:p>
          </table:table-cell>
          <table:table-cell table:formula="of:=[.B73]*[.C73]" office:value-type="float" office:value="554.311270993035" calcext:value-type="float">
            <text:p>554.311270993</text:p>
          </table:table-cell>
          <table:table-cell table:formula="of:=ROUND(16000000/[.C74]; 0)" office:value-type="float" office:value="28865" calcext:value-type="float">
            <text:p>28865</text:p>
          </table:table-cell>
          <table:table-cell table:formula="of:=ROUND([.D74]/255)" office:value-type="float" office:value="113" calcext:value-type="float">
            <text:p>113</text:p>
          </table:table-cell>
          <table:table-cell table:formula="of:=16000000/(255*[.E74])" office:value-type="float" office:value="555.266354329342" calcext:value-type="float">
            <text:p>555.2663543293</text:p>
          </table:table-cell>
          <table:table-cell table:formula="of:=[.F74]-[.C74]" office:value-type="float" office:value="0.955083336307439" calcext:value-type="float">
            <text:p>0.9550833363</text:p>
          </table:table-cell>
          <table:table-cell table:formula="of:=[.G74]/[.F74]*100" office:value-type="float" office:value="0.172004539598118" calcext:value-type="float">
            <text:p>0.17200453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594631" calcext:value-type="float">
            <text:p>1.0594631</text:p>
          </table:table-cell>
          <table:table-cell table:formula="of:=[.B74]*[.C74]" office:value-type="float" office:value="587.272337531221" calcext:value-type="float">
            <text:p>587.2723375312</text:p>
          </table:table-cell>
          <table:table-cell table:formula="of:=ROUND(16000000/[.C75]; 0)" office:value-type="float" office:value="27245" calcext:value-type="float">
            <text:p>27245</text:p>
          </table:table-cell>
          <table:table-cell table:formula="of:=ROUND([.D75]/255)" office:value-type="float" office:value="107" calcext:value-type="float">
            <text:p>107</text:p>
          </table:table-cell>
          <table:table-cell table:formula="of:=16000000/(255*[.E75])" office:value-type="float" office:value="586.402785413231" calcext:value-type="float">
            <text:p>586.4027854132</text:p>
          </table:table-cell>
          <table:table-cell table:formula="of:=[.F75]-[.C75]" office:value-type="float" office:value="-0.869552117990111" calcext:value-type="float">
            <text:p>-0.869552118</text:p>
          </table:table-cell>
          <table:table-cell table:formula="of:=[.G75]/[.F75]*100" office:value-type="float" office:value="-0.148285809621001" calcext:value-type="float">
            <text:p>-0.14828580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594631" calcext:value-type="float">
            <text:p>1.0594631</text:p>
          </table:table-cell>
          <table:table-cell table:formula="of:=[.B75]*[.C75]" office:value-type="float" office:value="622.193371265074" calcext:value-type="float">
            <text:p>622.1933712651</text:p>
          </table:table-cell>
          <table:table-cell table:formula="of:=ROUND(16000000/[.C76]; 0)" office:value-type="float" office:value="25715" calcext:value-type="float">
            <text:p>25715</text:p>
          </table:table-cell>
          <table:table-cell table:formula="of:=ROUND([.D76]/255)" office:value-type="float" office:value="101" calcext:value-type="float">
            <text:p>101</text:p>
          </table:table-cell>
          <table:table-cell table:formula="of:=16000000/(255*[.E76])" office:value-type="float" office:value="621.23859444768" calcext:value-type="float">
            <text:p>621.2385944477</text:p>
          </table:table-cell>
          <table:table-cell table:formula="of:=[.F76]-[.C76]" office:value-type="float" office:value="-0.954776817393622" calcext:value-type="float">
            <text:p>-0.9547768174</text:p>
          </table:table-cell>
          <table:table-cell table:formula="of:=[.G76]/[.F76]*100" office:value-type="float" office:value="-0.15368923082483" calcext:value-type="float">
            <text:p>-0.15368923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594631" calcext:value-type="float">
            <text:p>1.0594631</text:p>
          </table:table-cell>
          <table:table-cell table:formula="of:=[.B76]*[.C76]" office:value-type="float" office:value="659.190917919946" calcext:value-type="float">
            <text:p>659.1909179199</text:p>
          </table:table-cell>
          <table:table-cell table:formula="of:=ROUND(16000000/[.C77]; 0)" office:value-type="float" office:value="24272" calcext:value-type="float">
            <text:p>24272</text:p>
          </table:table-cell>
          <table:table-cell table:formula="of:=ROUND([.D77]/255)" office:value-type="float" office:value="95" calcext:value-type="float">
            <text:p>95</text:p>
          </table:table-cell>
          <table:table-cell table:formula="of:=16000000/(255*[.E77])" office:value-type="float" office:value="660.47471620227" calcext:value-type="float">
            <text:p>660.4747162023</text:p>
          </table:table-cell>
          <table:table-cell table:formula="of:=[.F77]-[.C77]" office:value-type="float" office:value="1.28379828232448" calcext:value-type="float">
            <text:p>1.2837982823</text:p>
          </table:table-cell>
          <table:table-cell table:formula="of:=[.G77]/[.F77]*100" office:value-type="float" office:value="0.194375083683191" calcext:value-type="float">
            <text:p>0.1943750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594631" calcext:value-type="float">
            <text:p>1.0594631</text:p>
          </table:table-cell>
          <table:table-cell table:formula="of:=[.B77]*[.C77]" office:value-type="float" office:value="698.388453391312" calcext:value-type="float">
            <text:p>698.3884533913</text:p>
          </table:table-cell>
          <table:table-cell table:formula="of:=ROUND(16000000/[.C78]; 0)" office:value-type="float" office:value="22910" calcext:value-type="float">
            <text:p>22910</text:p>
          </table:table-cell>
          <table:table-cell table:formula="of:=ROUND([.D78]/255)" office:value-type="float" office:value="90" calcext:value-type="float">
            <text:p>90</text:p>
          </table:table-cell>
          <table:table-cell table:formula="of:=16000000/(255*[.E78])" office:value-type="float" office:value="697.167755991285" calcext:value-type="float">
            <text:p>697.1677559913</text:p>
          </table:table-cell>
          <table:table-cell table:formula="of:=[.F78]-[.C78]" office:value-type="float" office:value="-1.22069740002621" calcext:value-type="float">
            <text:p>-1.2206974</text:p>
          </table:table-cell>
          <table:table-cell table:formula="of:=[.G78]/[.F78]*100" office:value-type="float" office:value="-0.17509378331626" calcext:value-type="float">
            <text:p>-0.17509378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594631" calcext:value-type="float">
            <text:p>1.0594631</text:p>
          </table:table-cell>
          <table:table-cell table:formula="of:=[.B78]*[.C78]" office:value-type="float" office:value="739.916795834165" calcext:value-type="float">
            <text:p>739.9167958342</text:p>
          </table:table-cell>
          <table:table-cell table:formula="of:=ROUND(16000000/[.C79]; 0)" office:value-type="float" office:value="21624" calcext:value-type="float">
            <text:p>21624</text:p>
          </table:table-cell>
          <table:table-cell table:formula="of:=ROUND([.D79]/255)" office:value-type="float" office:value="85" calcext:value-type="float">
            <text:p>85</text:p>
          </table:table-cell>
          <table:table-cell table:formula="of:=16000000/(255*[.E79])" office:value-type="float" office:value="738.177623990773" calcext:value-type="float">
            <text:p>738.1776239908</text:p>
          </table:table-cell>
          <table:table-cell table:formula="of:=[.F79]-[.C79]" office:value-type="float" office:value="-1.73917184339177" calcext:value-type="float">
            <text:p>-1.7391718434</text:p>
          </table:table-cell>
          <table:table-cell table:formula="of:=[.G79]/[.F79]*100" office:value-type="float" office:value="-0.235603435659479" calcext:value-type="float">
            <text:p>-0.23560343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594631" calcext:value-type="float">
            <text:p>1.0594631</text:p>
          </table:table-cell>
          <table:table-cell table:formula="of:=[.B79]*[.C79]" office:value-type="float" office:value="783.914542256531" calcext:value-type="float">
            <text:p>783.9145422565</text:p>
          </table:table-cell>
          <table:table-cell table:formula="of:=ROUND(16000000/[.C80]; 0)" office:value-type="float" office:value="20410" calcext:value-type="float">
            <text:p>20410</text:p>
          </table:table-cell>
          <table:table-cell table:formula="of:=ROUND([.D80]/255)" office:value-type="float" office:value="80" calcext:value-type="float">
            <text:p>80</text:p>
          </table:table-cell>
          <table:table-cell table:formula="of:=16000000/(255*[.E80])" office:value-type="float" office:value="784.313725490196" calcext:value-type="float">
            <text:p>784.3137254902</text:p>
          </table:table-cell>
          <table:table-cell table:formula="of:=[.F80]-[.C80]" office:value-type="float" office:value="0.399183233664985" calcext:value-type="float">
            <text:p>0.3991832337</text:p>
          </table:table-cell>
          <table:table-cell table:formula="of:=[.G80]/[.F80]*100" office:value-type="float" office:value="0.0508958622922856" calcext:value-type="float">
            <text:p>0.05089586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594631" calcext:value-type="float">
            <text:p>1.0594631</text:p>
          </table:table-cell>
          <table:table-cell table:formula="of:=[.B80]*[.C80]" office:value-type="float" office:value="830.528531074186" calcext:value-type="float">
            <text:p>830.5285310742</text:p>
          </table:table-cell>
          <table:table-cell table:formula="of:=ROUND(16000000/[.C81]; 0)" office:value-type="float" office:value="19265" calcext:value-type="float">
            <text:p>19265</text:p>
          </table:table-cell>
          <table:table-cell table:formula="of:=ROUND([.D81]/255)" office:value-type="float" office:value="76" calcext:value-type="float">
            <text:p>76</text:p>
          </table:table-cell>
          <table:table-cell table:formula="of:=16000000/(255*[.E81])" office:value-type="float" office:value="825.593395252838" calcext:value-type="float">
            <text:p>825.5933952528</text:p>
          </table:table-cell>
          <table:table-cell table:formula="of:=[.F81]-[.C81]" office:value-type="float" office:value="-4.93513582134767" calcext:value-type="float">
            <text:p>-4.9351358213</text:p>
          </table:table-cell>
          <table:table-cell table:formula="of:=[.G81]/[.F81]*100" office:value-type="float" office:value="-0.597768326360737" calcext:value-type="float">
            <text:p>-0.59776832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594631" calcext:value-type="float">
            <text:p>1.0594631</text:p>
          </table:table-cell>
          <table:table-cell table:formula="of:=[.B81]*[.C81]" office:value-type="float" office:value="879.914332170303" calcext:value-type="float">
            <text:p>879.9143321703</text:p>
          </table:table-cell>
          <table:table-cell table:formula="of:=ROUND(16000000/[.C82]; 0)" office:value-type="float" office:value="18184" calcext:value-type="float">
            <text:p>18184</text:p>
          </table:table-cell>
          <table:table-cell table:formula="of:=ROUND([.D82]/255)" office:value-type="float" office:value="71" calcext:value-type="float">
            <text:p>71</text:p>
          </table:table-cell>
          <table:table-cell table:formula="of:=16000000/(255*[.E82])" office:value-type="float" office:value="883.733775200221" calcext:value-type="float">
            <text:p>883.7337752002</text:p>
          </table:table-cell>
          <table:table-cell table:formula="of:=[.F82]-[.C82]" office:value-type="float" office:value="3.81944302991792" calcext:value-type="float">
            <text:p>3.8194430299</text:p>
          </table:table-cell>
          <table:table-cell table:formula="of:=[.G82]/[.F82]*100" office:value-type="float" office:value="0.43219385035415" calcext:value-type="float">
            <text:p>0.43219385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594631" calcext:value-type="float">
            <text:p>1.0594631</text:p>
          </table:table-cell>
          <table:table-cell table:formula="of:=[.B82]*[.C82]" office:value-type="float" office:value="932.236766095579" calcext:value-type="float">
            <text:p>932.2367660956</text:p>
          </table:table-cell>
          <table:table-cell table:formula="of:=ROUND(16000000/[.C83]; 0)" office:value-type="float" office:value="17163" calcext:value-type="float">
            <text:p>17163</text:p>
          </table:table-cell>
          <table:table-cell table:formula="of:=ROUND([.D83]/255)" office:value-type="float" office:value="67" calcext:value-type="float">
            <text:p>67</text:p>
          </table:table-cell>
          <table:table-cell table:formula="of:=16000000/(255*[.E83])" office:value-type="float" office:value="936.494000585309" calcext:value-type="float">
            <text:p>936.4940005853</text:p>
          </table:table-cell>
          <table:table-cell table:formula="of:=[.F83]-[.C83]" office:value-type="float" office:value="4.25723448972963" calcext:value-type="float">
            <text:p>4.2572344897</text:p>
          </table:table-cell>
          <table:table-cell table:formula="of:=[.G83]/[.F83]*100" office:value-type="float" office:value="0.454592820356442" calcext:value-type="float">
            <text:p>0.45459282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594631" calcext:value-type="float">
            <text:p>1.0594631</text:p>
          </table:table-cell>
          <table:table-cell table:formula="of:=[.B83]*[.C83]" office:value-type="float" office:value="987.670454141597" calcext:value-type="float">
            <text:p>987.6704541416</text:p>
          </table:table-cell>
          <table:table-cell table:formula="of:=ROUND(16000000/[.C84]; 0)" office:value-type="float" office:value="16200" calcext:value-type="float">
            <text:p>16200</text:p>
          </table:table-cell>
          <table:table-cell table:formula="of:=ROUND([.D84]/255)" office:value-type="float" office:value="64" calcext:value-type="float">
            <text:p>64</text:p>
          </table:table-cell>
          <table:table-cell table:formula="of:=16000000/(255*[.E84])" office:value-type="float" office:value="980.392156862745" calcext:value-type="float">
            <text:p>980.3921568627</text:p>
          </table:table-cell>
          <table:table-cell table:formula="of:=[.F84]-[.C84]" office:value-type="float" office:value="-7.27829727885217" calcext:value-type="float">
            <text:p>-7.2782972789</text:p>
          </table:table-cell>
          <table:table-cell table:formula="of:=[.G84]/[.F84]*100" office:value-type="float" office:value="-0.742386322442921" calcext:value-type="float">
            <text:p>-0.74238632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594631" calcext:value-type="float">
            <text:p>1.0594631</text:p>
          </table:table-cell>
          <table:table-cell table:formula="of:=[.B84]*[.C84]" office:value-type="float" office:value="1046.40040112326" calcext:value-type="float">
            <text:p>1046.4004011233</text:p>
          </table:table-cell>
          <table:table-cell table:formula="of:=ROUND(16000000/[.C85]; 0)" office:value-type="float" office:value="15291" calcext:value-type="float">
            <text:p>15291</text:p>
          </table:table-cell>
          <table:table-cell table:formula="of:=ROUND([.D85]/255)" office:value-type="float" office:value="60" calcext:value-type="float">
            <text:p>60</text:p>
          </table:table-cell>
          <table:table-cell table:formula="of:=16000000/(255*[.E85])" office:value-type="float" office:value="1045.75163398693" calcext:value-type="float">
            <text:p>1045.7516339869</text:p>
          </table:table-cell>
          <table:table-cell table:formula="of:=[.F85]-[.C85]" office:value-type="float" office:value="-0.648767136336573" calcext:value-type="float">
            <text:p>-0.6487671363</text:p>
          </table:table-cell>
          <table:table-cell table:formula="of:=[.G85]/[.F85]*100" office:value-type="float" office:value="-0.0620383574121848" calcext:value-type="float">
            <text:p>-0.06203835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594631" calcext:value-type="float">
            <text:p>1.0594631</text:p>
          </table:table-cell>
          <table:table-cell table:formula="of:=[.B85]*[.C85]" office:value-type="float" office:value="1108.6226128153" calcext:value-type="float">
            <text:p>1108.6226128153</text:p>
          </table:table-cell>
          <table:table-cell table:formula="of:=ROUND(16000000/[.C86]; 0)" office:value-type="float" office:value="14432" calcext:value-type="float">
            <text:p>14432</text:p>
          </table:table-cell>
          <table:table-cell table:formula="of:=ROUND([.D86]/255)" office:value-type="float" office:value="57" calcext:value-type="float">
            <text:p>57</text:p>
          </table:table-cell>
          <table:table-cell table:formula="of:=16000000/(255*[.E86])" office:value-type="float" office:value="1100.79119367045" calcext:value-type="float">
            <text:p>1100.7911936705</text:p>
          </table:table-cell>
          <table:table-cell table:formula="of:=[.F86]-[.C86]" office:value-type="float" office:value="-7.8314191448469" calcext:value-type="float">
            <text:p>-7.8314191448</text:p>
          </table:table-cell>
          <table:table-cell table:formula="of:=[.G86]/[.F86]*100" office:value-type="float" office:value="-0.711435482939686" calcext:value-type="float">
            <text:p>-0.71143548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594631" calcext:value-type="float">
            <text:p>1.0594631</text:p>
          </table:table-cell>
          <table:table-cell table:formula="of:=[.B86]*[.C86]" office:value-type="float" office:value="1174.5447501034" calcext:value-type="float">
            <text:p>1174.5447501034</text:p>
          </table:table-cell>
          <table:table-cell table:formula="of:=ROUND(16000000/[.C87]; 0)" office:value-type="float" office:value="13622" calcext:value-type="float">
            <text:p>13622</text:p>
          </table:table-cell>
          <table:table-cell table:formula="of:=ROUND([.D87]/255)" office:value-type="float" office:value="53" calcext:value-type="float">
            <text:p>53</text:p>
          </table:table-cell>
          <table:table-cell table:formula="of:=16000000/(255*[.E87])" office:value-type="float" office:value="1183.86977432482" calcext:value-type="float">
            <text:p>1183.8697743248</text:p>
          </table:table-cell>
          <table:table-cell table:formula="of:=[.F87]-[.C87]" office:value-type="float" office:value="9.3250242214292" calcext:value-type="float">
            <text:p>9.3250242214</text:p>
          </table:table-cell>
          <table:table-cell table:formula="of:=[.G87]/[.F87]*100" office:value-type="float" office:value="0.787673139703848" calcext:value-type="float">
            <text:p>0.78767313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594631" calcext:value-type="float">
            <text:p>1.0594631</text:p>
          </table:table-cell>
          <table:table-cell table:formula="of:=[.B87]*[.C87]" office:value-type="float" office:value="1244.38682203327" calcext:value-type="float">
            <text:p>1244.3868220333</text:p>
          </table:table-cell>
          <table:table-cell table:formula="of:=ROUND(16000000/[.C88]; 0)" office:value-type="float" office:value="12858" calcext:value-type="float">
            <text:p>12858</text:p>
          </table:table-cell>
          <table:table-cell table:formula="of:=ROUND([.D88]/255)" office:value-type="float" office:value="50" calcext:value-type="float">
            <text:p>50</text:p>
          </table:table-cell>
          <table:table-cell table:formula="of:=16000000/(255*[.E88])" office:value-type="float" office:value="1254.90196078431" calcext:value-type="float">
            <text:p>1254.9019607843</text:p>
          </table:table-cell>
          <table:table-cell table:formula="of:=[.F88]-[.C88]" office:value-type="float" office:value="10.5151387510455" calcext:value-type="float">
            <text:p>10.515138751</text:p>
          </table:table-cell>
          <table:table-cell table:formula="of:=[.G88]/[.F88]*100" office:value-type="float" office:value="0.837925119223936" calcext:value-type="float">
            <text:p>0.83792511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594631" calcext:value-type="float">
            <text:p>1.0594631</text:p>
          </table:table-cell>
          <table:table-cell table:formula="of:=[.B88]*[.C88]" office:value-type="float" office:value="1318.38192007052" calcext:value-type="float">
            <text:p>1318.3819200705</text:p>
          </table:table-cell>
          <table:table-cell table:formula="of:=ROUND(16000000/[.C89]; 0)" office:value-type="float" office:value="12136" calcext:value-type="float">
            <text:p>12136</text:p>
          </table:table-cell>
          <table:table-cell table:formula="of:=ROUND([.D89]/255)" office:value-type="float" office:value="48" calcext:value-type="float">
            <text:p>48</text:p>
          </table:table-cell>
          <table:table-cell table:formula="of:=16000000/(255*[.E89])" office:value-type="float" office:value="1307.18954248366" calcext:value-type="float">
            <text:p>1307.1895424837</text:p>
          </table:table-cell>
          <table:table-cell table:formula="of:=[.F89]-[.C89]" office:value-type="float" office:value="-11.1923775868549" calcext:value-type="float">
            <text:p>-11.1923775869</text:p>
          </table:table-cell>
          <table:table-cell table:formula="of:=[.G89]/[.F89]*100" office:value-type="float" office:value="-0.856216885394403" calcext:value-type="float">
            <text:p>-0.85621688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594631" calcext:value-type="float">
            <text:p>1.0594631</text:p>
          </table:table-cell>
          <table:table-cell table:formula="of:=[.B89]*[.C89]" office:value-type="float" office:value="1396.77699602186" calcext:value-type="float">
            <text:p>1396.7769960219</text:p>
          </table:table-cell>
          <table:table-cell table:formula="of:=ROUND(16000000/[.C90]; 0)" office:value-type="float" office:value="11455" calcext:value-type="float">
            <text:p>11455</text:p>
          </table:table-cell>
          <table:table-cell table:formula="of:=ROUND([.D90]/255)" office:value-type="float" office:value="45" calcext:value-type="float">
            <text:p>45</text:p>
          </table:table-cell>
          <table:table-cell table:formula="of:=16000000/(255*[.E90])" office:value-type="float" office:value="1394.33551198257" calcext:value-type="float">
            <text:p>1394.3355119826</text:p>
          </table:table-cell>
          <table:table-cell table:formula="of:=[.F90]-[.C90]" office:value-type="float" office:value="-2.44148403928943" calcext:value-type="float">
            <text:p>-2.4414840393</text:p>
          </table:table-cell>
          <table:table-cell table:formula="of:=[.G90]/[.F90]*100" office:value-type="float" office:value="-0.175100183442789" calcext:value-type="float">
            <text:p>-0.17510018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594631" calcext:value-type="float">
            <text:p>1.0594631</text:p>
          </table:table-cell>
          <table:table-cell table:formula="of:=[.B90]*[.C90]" office:value-type="float" office:value="1479.83368621401" calcext:value-type="float">
            <text:p>1479.833686214</text:p>
          </table:table-cell>
          <table:table-cell table:formula="of:=ROUND(16000000/[.C91]; 0)" office:value-type="float" office:value="10812" calcext:value-type="float">
            <text:p>10812</text:p>
          </table:table-cell>
          <table:table-cell table:formula="of:=ROUND([.D91]/255)" office:value-type="float" office:value="42" calcext:value-type="float">
            <text:p>42</text:p>
          </table:table-cell>
          <table:table-cell table:formula="of:=16000000/(255*[.E91])" office:value-type="float" office:value="1493.93090569561" calcext:value-type="float">
            <text:p>1493.9309056956</text:p>
          </table:table-cell>
          <table:table-cell table:formula="of:=[.F91]-[.C91]" office:value-type="float" office:value="14.0972194816036" calcext:value-type="float">
            <text:p>14.0972194816</text:p>
          </table:table-cell>
          <table:table-cell table:formula="of:=[.G91]/[.F91]*100" office:value-type="float" office:value="0.94363262904984" calcext:value-type="float">
            <text:p>0.9436326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94631" calcext:value-type="float">
            <text:p>1.0594631</text:p>
          </table:table-cell>
          <table:table-cell table:formula="of:=[.B91]*[.C91]" office:value-type="float" office:value="1567.82918468072" calcext:value-type="float">
            <text:p>1567.8291846807</text:p>
          </table:table-cell>
          <table:table-cell table:formula="of:=ROUND(16000000/[.C92]; 0)" office:value-type="float" office:value="10205" calcext:value-type="float">
            <text:p>10205</text:p>
          </table:table-cell>
          <table:table-cell table:formula="of:=ROUND([.D92]/255)" office:value-type="float" office:value="40" calcext:value-type="float">
            <text:p>40</text:p>
          </table:table-cell>
          <table:table-cell table:formula="of:=16000000/(255*[.E92])" office:value-type="float" office:value="1568.62745098039" calcext:value-type="float">
            <text:p>1568.6274509804</text:p>
          </table:table-cell>
          <table:table-cell table:formula="of:=[.F92]-[.C92]" office:value-type="float" office:value="0.798266299671923" calcext:value-type="float">
            <text:p>0.7982662997</text:p>
          </table:table-cell>
          <table:table-cell table:formula="of:=[.G92]/[.F92]*100" office:value-type="float" office:value="0.0508894766040851" calcext:value-type="float">
            <text:p>0.05088947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594631" calcext:value-type="float">
            <text:p>1.0594631</text:p>
          </table:table-cell>
          <table:table-cell table:formula="of:=[.B92]*[.C92]" office:value-type="float" office:value="1661.05716827231" calcext:value-type="float">
            <text:p>1661.0571682723</text:p>
          </table:table-cell>
          <table:table-cell table:formula="of:=ROUND(16000000/[.C93]; 0)" office:value-type="float" office:value="9632" calcext:value-type="float">
            <text:p>9632</text:p>
          </table:table-cell>
          <table:table-cell table:formula="of:=ROUND([.D93]/255)" office:value-type="float" office:value="38" calcext:value-type="float">
            <text:p>38</text:p>
          </table:table-cell>
          <table:table-cell table:formula="of:=16000000/(255*[.E93])" office:value-type="float" office:value="1651.18679050568" calcext:value-type="float">
            <text:p>1651.1867905057</text:p>
          </table:table-cell>
          <table:table-cell table:formula="of:=[.F93]-[.C93]" office:value-type="float" office:value="-9.87037776663283" calcext:value-type="float">
            <text:p>-9.8703777666</text:p>
          </table:table-cell>
          <table:table-cell table:formula="of:=[.G93]/[.F93]*100" office:value-type="float" office:value="-0.597774753491701" calcext:value-type="float">
            <text:p>-0.5977747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594631" calcext:value-type="float">
            <text:p>1.0594631</text:p>
          </table:table-cell>
          <table:table-cell table:formula="of:=[.B93]*[.C93]" office:value-type="float" office:value="1759.828776775" calcext:value-type="float">
            <text:p>1759.828776775</text:p>
          </table:table-cell>
          <table:table-cell table:formula="of:=ROUND(16000000/[.C94]; 0)" office:value-type="float" office:value="9092" calcext:value-type="float">
            <text:p>9092</text:p>
          </table:table-cell>
          <table:table-cell table:formula="of:=ROUND([.D94]/255)" office:value-type="float" office:value="36" calcext:value-type="float">
            <text:p>36</text:p>
          </table:table-cell>
          <table:table-cell table:formula="of:=16000000/(255*[.E94])" office:value-type="float" office:value="1742.91938997821" calcext:value-type="float">
            <text:p>1742.9193899782</text:p>
          </table:table-cell>
          <table:table-cell table:formula="of:=[.F94]-[.C94]" office:value-type="float" office:value="-16.9093867967883" calcext:value-type="float">
            <text:p>-16.9093867968</text:p>
          </table:table-cell>
          <table:table-cell table:formula="of:=[.G94]/[.F94]*100" office:value-type="float" office:value="-0.970176067465731" calcext:value-type="float">
            <text:p>-0.97017606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594631" calcext:value-type="float">
            <text:p>1.0594631</text:p>
          </table:table-cell>
          <table:table-cell table:formula="of:=[.B94]*[.C94]" office:value-type="float" office:value="1864.47365131125" calcext:value-type="float">
            <text:p>1864.4736513113</text:p>
          </table:table-cell>
          <table:table-cell table:formula="of:=ROUND(16000000/[.C95]; 0)" office:value-type="float" office:value="8582" calcext:value-type="float">
            <text:p>8582</text:p>
          </table:table-cell>
          <table:table-cell table:formula="of:=ROUND([.D95]/255)" office:value-type="float" office:value="34" calcext:value-type="float">
            <text:p>34</text:p>
          </table:table-cell>
          <table:table-cell table:formula="of:=16000000/(255*[.E95])" office:value-type="float" office:value="1845.44405997693" calcext:value-type="float">
            <text:p>1845.4440599769</text:p>
          </table:table-cell>
          <table:table-cell table:formula="of:=[.F95]-[.C95]" office:value-type="float" office:value="-19.0295913343198" calcext:value-type="float">
            <text:p>-19.0295913343</text:p>
          </table:table-cell>
          <table:table-cell table:formula="of:=[.G95]/[.F95]*100" office:value-type="float" office:value="-1.03116598042845" calcext:value-type="float">
            <text:p>-1.03116598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594631" calcext:value-type="float">
            <text:p>1.0594631</text:p>
          </table:table-cell>
          <table:table-cell table:formula="of:=[.B95]*[.C95]" office:value-type="float" office:value="1975.34103448654" calcext:value-type="float">
            <text:p>1975.3410344865</text:p>
          </table:table-cell>
          <table:table-cell table:formula="of:=ROUND(16000000/[.C96]; 0)" office:value-type="float" office:value="8100" calcext:value-type="float">
            <text:p>8100</text:p>
          </table:table-cell>
          <table:table-cell table:formula="of:=ROUND([.D96]/255)" office:value-type="float" office:value="32" calcext:value-type="float">
            <text:p>32</text:p>
          </table:table-cell>
          <table:table-cell table:formula="of:=16000000/(255*[.E96])" office:value-type="float" office:value="1960.78431372549" calcext:value-type="float">
            <text:p>1960.7843137255</text:p>
          </table:table-cell>
          <table:table-cell table:formula="of:=[.F96]-[.C96]" office:value-type="float" office:value="-14.5567207610477" calcext:value-type="float">
            <text:p>-14.556720761</text:p>
          </table:table-cell>
          <table:table-cell table:formula="of:=[.G96]/[.F96]*100" office:value-type="float" office:value="-0.742392758813433" calcext:value-type="float">
            <text:p>-0.74239275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594631" calcext:value-type="float">
            <text:p>1.0594631</text:p>
          </table:table-cell>
          <table:table-cell table:formula="of:=[.B96]*[.C96]" office:value-type="float" office:value="2092.80093595431" calcext:value-type="float">
            <text:p>2092.8009359543</text:p>
          </table:table-cell>
          <table:table-cell table:formula="of:=ROUND(16000000/[.C97]; 0)" office:value-type="float" office:value="7645" calcext:value-type="float">
            <text:p>7645</text:p>
          </table:table-cell>
          <table:table-cell table:formula="of:=ROUND([.D97]/255)" office:value-type="float" office:value="30" calcext:value-type="float">
            <text:p>30</text:p>
          </table:table-cell>
          <table:table-cell table:formula="of:=16000000/(255*[.E97])" office:value-type="float" office:value="2091.50326797386" calcext:value-type="float">
            <text:p>2091.5032679739</text:p>
          </table:table-cell>
          <table:table-cell table:formula="of:=[.F97]-[.C97]" office:value-type="float" office:value="-1.2976679804583" calcext:value-type="float">
            <text:p>-1.2976679805</text:p>
          </table:table-cell>
          <table:table-cell table:formula="of:=[.G97]/[.F97]*100" office:value-type="float" office:value="-0.0620447503156625" calcext:value-type="float">
            <text:p>-0.06204475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594631" calcext:value-type="float">
            <text:p>1.0594631</text:p>
          </table:table-cell>
          <table:table-cell table:formula="of:=[.B97]*[.C97]" office:value-type="float" office:value="2217.24536728906" calcext:value-type="float">
            <text:p>2217.2453672891</text:p>
          </table:table-cell>
          <table:table-cell table:formula="of:=ROUND(16000000/[.C98]; 0)" office:value-type="float" office:value="7216" calcext:value-type="float">
            <text:p>7216</text:p>
          </table:table-cell>
          <table:table-cell table:formula="of:=ROUND([.D98]/255)" office:value-type="float" office:value="28" calcext:value-type="float">
            <text:p>28</text:p>
          </table:table-cell>
          <table:table-cell table:formula="of:=16000000/(255*[.E98])" office:value-type="float" office:value="2240.89635854342" calcext:value-type="float">
            <text:p>2240.8963585434</text:p>
          </table:table-cell>
          <table:table-cell table:formula="of:=[.F98]-[.C98]" office:value-type="float" office:value="23.6509912543579" calcext:value-type="float">
            <text:p>23.6509912544</text:p>
          </table:table-cell>
          <table:table-cell table:formula="of:=[.G98]/[.F98]*100" office:value-type="float" office:value="1.05542548472572" calcext:value-type="float">
            <text:p>1.05542548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594631" calcext:value-type="float">
            <text:p>1.0594631</text:p>
          </table:table-cell>
          <table:table-cell table:formula="of:=[.B98]*[.C98]" office:value-type="float" office:value="2349.08965028871" calcext:value-type="float">
            <text:p>2349.0896502887</text:p>
          </table:table-cell>
          <table:table-cell table:formula="of:=ROUND(16000000/[.C99]; 0)" office:value-type="float" office:value="6811" calcext:value-type="float">
            <text:p>6811</text:p>
          </table:table-cell>
          <table:table-cell table:formula="of:=ROUND([.D99]/255)" office:value-type="float" office:value="27" calcext:value-type="float">
            <text:p>27</text:p>
          </table:table-cell>
          <table:table-cell table:formula="of:=16000000/(255*[.E99])" office:value-type="float" office:value="2323.89251997095" calcext:value-type="float">
            <text:p>2323.892519971</text:p>
          </table:table-cell>
          <table:table-cell table:formula="of:=[.F99]-[.C99]" office:value-type="float" office:value="-25.1971303177543" calcext:value-type="float">
            <text:p>-25.1971303178</text:p>
          </table:table-cell>
          <table:table-cell table:formula="of:=[.G99]/[.F99]*100" office:value-type="float" office:value="-1.08426401398586" calcext:value-type="float">
            <text:p>-1.0842640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594631" calcext:value-type="float">
            <text:p>1.0594631</text:p>
          </table:table-cell>
          <table:table-cell table:formula="of:=[.B99]*[.C99]" office:value-type="float" office:value="2488.77380307279" calcext:value-type="float">
            <text:p>2488.7738030728</text:p>
          </table:table-cell>
          <table:table-cell table:formula="of:=ROUND(16000000/[.C100]; 0)" office:value-type="float" office:value="6429" calcext:value-type="float">
            <text:p>6429</text:p>
          </table:table-cell>
          <table:table-cell table:formula="of:=ROUND([.D100]/255)" office:value-type="float" office:value="25" calcext:value-type="float">
            <text:p>25</text:p>
          </table:table-cell>
          <table:table-cell table:formula="of:=16000000/(255*[.E100])" office:value-type="float" office:value="2509.80392156863" calcext:value-type="float">
            <text:p>2509.8039215686</text:p>
          </table:table-cell>
          <table:table-cell table:formula="of:=[.F100]-[.C100]" office:value-type="float" office:value="21.0301184958394" calcext:value-type="float">
            <text:p>21.0301184958</text:p>
          </table:table-cell>
          <table:table-cell table:formula="of:=[.G100]/[.F100]*100" office:value-type="float" office:value="0.837918783818599" calcext:value-type="float">
            <text:p>0.83791878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94631" calcext:value-type="float">
            <text:p>1.0594631</text:p>
          </table:table-cell>
          <table:table-cell table:formula="of:=[.B100]*[.C100]" office:value-type="float" office:value="2636.76400860229" calcext:value-type="float">
            <text:p>2636.7640086023</text:p>
          </table:table-cell>
          <table:table-cell table:formula="of:=ROUND(16000000/[.C101]; 0)" office:value-type="float" office:value="6068" calcext:value-type="float">
            <text:p>6068</text:p>
          </table:table-cell>
          <table:table-cell table:formula="of:=ROUND([.D101]/255)" office:value-type="float" office:value="24" calcext:value-type="float">
            <text:p>24</text:p>
          </table:table-cell>
          <table:table-cell table:formula="of:=16000000/(255*[.E101])" office:value-type="float" office:value="2614.37908496732" calcext:value-type="float">
            <text:p>2614.3790849673</text:p>
          </table:table-cell>
          <table:table-cell table:formula="of:=[.F101]-[.C101]" office:value-type="float" office:value="-22.3849236349661" calcext:value-type="float">
            <text:p>-22.384923635</text:p>
          </table:table-cell>
          <table:table-cell table:formula="of:=[.G101]/[.F101]*100" office:value-type="float" office:value="-0.856223329037452" calcext:value-type="float">
            <text:p>-0.8562233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594631" calcext:value-type="float">
            <text:p>1.0594631</text:p>
          </table:table-cell>
          <table:table-cell table:formula="of:=[.B101]*[.C101]" office:value-type="float" office:value="2793.55417052221" calcext:value-type="float">
            <text:p>2793.5541705222</text:p>
          </table:table-cell>
          <table:table-cell table:formula="of:=ROUND(16000000/[.C102]; 0)" office:value-type="float" office:value="5727" calcext:value-type="float">
            <text:p>5727</text:p>
          </table:table-cell>
          <table:table-cell table:formula="of:=ROUND([.D102]/255)" office:value-type="float" office:value="22" calcext:value-type="float">
            <text:p>22</text:p>
          </table:table-cell>
          <table:table-cell table:formula="of:=16000000/(255*[.E102])" office:value-type="float" office:value="2852.04991087344" calcext:value-type="float">
            <text:p>2852.0499108734</text:p>
          </table:table-cell>
          <table:table-cell table:formula="of:=[.F102]-[.C102]" office:value-type="float" office:value="58.4957403512353" calcext:value-type="float">
            <text:p>58.4957403512</text:p>
          </table:table-cell>
          <table:table-cell table:formula="of:=[.G102]/[.F102]*100" office:value-type="float" office:value="2.05100689606519" calcext:value-type="float">
            <text:p>2.05100689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594631" calcext:value-type="float">
            <text:p>1.0594631</text:p>
          </table:table-cell>
          <table:table-cell table:formula="of:=[.B102]*[.C102]" office:value-type="float" office:value="2959.66756151938" calcext:value-type="float">
            <text:p>2959.6675615194</text:p>
          </table:table-cell>
          <table:table-cell table:formula="of:=ROUND(16000000/[.C103]; 0)" office:value-type="float" office:value="5406" calcext:value-type="float">
            <text:p>5406</text:p>
          </table:table-cell>
          <table:table-cell table:formula="of:=ROUND([.D103]/255)" office:value-type="float" office:value="21" calcext:value-type="float">
            <text:p>21</text:p>
          </table:table-cell>
          <table:table-cell table:formula="of:=16000000/(255*[.E103])" office:value-type="float" office:value="2987.86181139122" calcext:value-type="float">
            <text:p>2987.8618113912</text:p>
          </table:table-cell>
          <table:table-cell table:formula="of:=[.F103]-[.C103]" office:value-type="float" office:value="28.194249871839" calcext:value-type="float">
            <text:p>28.1942498718</text:p>
          </table:table-cell>
          <table:table-cell table:formula="of:=[.G103]/[.F103]*100" office:value-type="float" office:value="0.943626300398112" calcext:value-type="float">
            <text:p>0.94362630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594631" calcext:value-type="float">
            <text:p>1.0594631</text:p>
          </table:table-cell>
          <table:table-cell table:formula="of:=[.B103]*[.C103]" office:value-type="float" office:value="3135.65856969677" calcext:value-type="float">
            <text:p>3135.6585696968</text:p>
          </table:table-cell>
          <table:table-cell table:formula="of:=ROUND(16000000/[.C104]; 0)" office:value-type="float" office:value="5103" calcext:value-type="float">
            <text:p>5103</text:p>
          </table:table-cell>
          <table:table-cell table:formula="of:=ROUND([.D104]/255)" office:value-type="float" office:value="20" calcext:value-type="float">
            <text:p>20</text:p>
          </table:table-cell>
          <table:table-cell table:formula="of:=16000000/(255*[.E104])" office:value-type="float" office:value="3137.25490196078" calcext:value-type="float">
            <text:p>3137.2549019608</text:p>
          </table:table-cell>
          <table:table-cell table:formula="of:=[.F104]-[.C104]" office:value-type="float" office:value="1.59633226401684" calcext:value-type="float">
            <text:p>1.596332264</text:p>
          </table:table-cell>
          <table:table-cell table:formula="of:=[.G104]/[.F104]*100" office:value-type="float" office:value="0.0508830909155367" calcext:value-type="float">
            <text:p>0.05088309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594631" calcext:value-type="float">
            <text:p>1.0594631</text:p>
          </table:table-cell>
          <table:table-cell table:formula="of:=[.B104]*[.C104]" office:value-type="float" office:value="3322.1145487925" calcext:value-type="float">
            <text:p>3322.1145487925</text:p>
          </table:table-cell>
          <table:table-cell table:formula="of:=ROUND(16000000/[.C105]; 0)" office:value-type="float" office:value="4816" calcext:value-type="float">
            <text:p>4816</text:p>
          </table:table-cell>
          <table:table-cell table:formula="of:=ROUND([.D105]/255)" office:value-type="float" office:value="19" calcext:value-type="float">
            <text:p>19</text:p>
          </table:table-cell>
          <table:table-cell table:formula="of:=16000000/(255*[.E105])" office:value-type="float" office:value="3302.37358101135" calcext:value-type="float">
            <text:p>3302.3735810114</text:p>
          </table:table-cell>
          <table:table-cell table:formula="of:=[.F105]-[.C105]" office:value-type="float" office:value="-19.740967781152" calcext:value-type="float">
            <text:p>-19.7409677812</text:p>
          </table:table-cell>
          <table:table-cell table:formula="of:=[.G105]/[.F105]*100" office:value-type="float" office:value="-0.597781180623009" calcext:value-type="float">
            <text:p>-0.59778118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594631" calcext:value-type="float">
            <text:p>1.0594631</text:p>
          </table:table-cell>
          <table:table-cell table:formula="of:=[.B105]*[.C105]" office:value-type="float" office:value="3519.65777841881" calcext:value-type="float">
            <text:p>3519.6577784188</text:p>
          </table:table-cell>
          <table:table-cell table:formula="of:=ROUND(16000000/[.C106]; 0)" office:value-type="float" office:value="4546" calcext:value-type="float">
            <text:p>4546</text:p>
          </table:table-cell>
          <table:table-cell table:formula="of:=ROUND([.D106]/255)" office:value-type="float" office:value="18" calcext:value-type="float">
            <text:p>18</text:p>
          </table:table-cell>
          <table:table-cell table:formula="of:=16000000/(255*[.E106])" office:value-type="float" office:value="3485.83877995643" calcext:value-type="float">
            <text:p>3485.8387799564</text:p>
          </table:table-cell>
          <table:table-cell table:formula="of:=[.F106]-[.C106]" office:value-type="float" office:value="-33.8189984623805" calcext:value-type="float">
            <text:p>-33.8189984624</text:p>
          </table:table-cell>
          <table:table-cell table:formula="of:=[.G106]/[.F106]*100" office:value-type="float" office:value="-0.97018251838954" calcext:value-type="float">
            <text:p>-0.97018251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94631" calcext:value-type="float">
            <text:p>1.0594631</text:p>
          </table:table-cell>
          <table:table-cell table:formula="of:=[.B106]*[.C106]" office:value-type="float" office:value="3728.9475408627" calcext:value-type="float">
            <text:p>3728.9475408627</text:p>
          </table:table-cell>
          <table:table-cell table:formula="of:=ROUND(16000000/[.C107]; 0)" office:value-type="float" office:value="4291" calcext:value-type="float">
            <text:p>4291</text:p>
          </table:table-cell>
          <table:table-cell table:formula="of:=ROUND([.D107]/255)" office:value-type="float" office:value="17" calcext:value-type="float">
            <text:p>17</text:p>
          </table:table-cell>
          <table:table-cell table:formula="of:=16000000/(255*[.E107])" office:value-type="float" office:value="3690.88811995386" calcext:value-type="float">
            <text:p>3690.8881199539</text:p>
          </table:table-cell>
          <table:table-cell table:formula="of:=[.F107]-[.C107]" office:value-type="float" office:value="-38.0594209088395" calcext:value-type="float">
            <text:p>-38.0594209088</text:p>
          </table:table-cell>
          <table:table-cell table:formula="of:=[.G107]/[.F107]*100" office:value-type="float" office:value="-1.03117243524887" calcext:value-type="float">
            <text:p>-1.03117243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594631" calcext:value-type="float">
            <text:p>1.0594631</text:p>
          </table:table-cell>
          <table:table-cell table:formula="of:=[.B107]*[.C107]" office:value-type="float" office:value="3950.68232137978" calcext:value-type="float">
            <text:p>3950.6823213798</text:p>
          </table:table-cell>
          <table:table-cell table:formula="of:=ROUND(16000000/[.C108]; 0)" office:value-type="float" office:value="4050" calcext:value-type="float">
            <text:p>4050</text:p>
          </table:table-cell>
          <table:table-cell table:formula="of:=ROUND([.D108]/255)" office:value-type="float" office:value="16" calcext:value-type="float">
            <text:p>16</text:p>
          </table:table-cell>
          <table:table-cell table:formula="of:=16000000/(255*[.E108])" office:value-type="float" office:value="3921.56862745098" calcext:value-type="float">
            <text:p>3921.568627451</text:p>
          </table:table-cell>
          <table:table-cell table:formula="of:=[.F108]-[.C108]" office:value-type="float" office:value="-29.1136939287962" calcext:value-type="float">
            <text:p>-29.1136939288</text:p>
          </table:table-cell>
          <table:table-cell table:formula="of:=[.G108]/[.F108]*100" office:value-type="float" office:value="-0.742399195184304" calcext:value-type="float">
            <text:p>-0.74239919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594631" calcext:value-type="float">
            <text:p>1.0594631</text:p>
          </table:table-cell>
          <table:table-cell table:formula="of:=[.B108]*[.C108]" office:value-type="float" office:value="4185.60213932421" calcext:value-type="float">
            <text:p>4185.6021393242</text:p>
          </table:table-cell>
          <table:table-cell table:formula="of:=ROUND(16000000/[.C109]; 0)" office:value-type="float" office:value="3823" calcext:value-type="float">
            <text:p>3823</text:p>
          </table:table-cell>
          <table:table-cell table:formula="of:=ROUND([.D109]/255)" office:value-type="float" office:value="15" calcext:value-type="float">
            <text:p>15</text:p>
          </table:table-cell>
          <table:table-cell table:formula="of:=16000000/(255*[.E109])" office:value-type="float" office:value="4183.00653594771" calcext:value-type="float">
            <text:p>4183.0065359477</text:p>
          </table:table-cell>
          <table:table-cell table:formula="of:=[.F109]-[.C109]" office:value-type="float" office:value="-2.59560337650237" calcext:value-type="float">
            <text:p>-2.5956033765</text:p>
          </table:table-cell>
          <table:table-cell table:formula="of:=[.G109]/[.F109]*100" office:value-type="float" office:value="-0.0620511432195097" calcext:value-type="float">
            <text:p>-0.06205114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594631" calcext:value-type="float">
            <text:p>1.0594631</text:p>
          </table:table-cell>
          <table:table-cell table:formula="of:=[.B109]*[.C109]" office:value-type="float" office:value="4434.49101789506" calcext:value-type="float">
            <text:p>4434.4910178951</text:p>
          </table:table-cell>
          <table:table-cell table:formula="of:=ROUND(16000000/[.C110]; 0)" office:value-type="float" office:value="3608" calcext:value-type="float">
            <text:p>3608</text:p>
          </table:table-cell>
          <table:table-cell table:formula="of:=ROUND([.D110]/255)" office:value-type="float" office:value="14" calcext:value-type="float">
            <text:p>14</text:p>
          </table:table-cell>
          <table:table-cell table:formula="of:=16000000/(255*[.E110])" office:value-type="float" office:value="4481.79271708684" calcext:value-type="float">
            <text:p>4481.7927170868</text:p>
          </table:table-cell>
          <table:table-cell table:formula="of:=[.F110]-[.C110]" office:value-type="float" office:value="47.3016991917702" calcext:value-type="float">
            <text:p>47.3016991918</text:p>
          </table:table-cell>
          <table:table-cell table:formula="of:=[.G110]/[.F110]*100" office:value-type="float" office:value="1.05541916321637" calcext:value-type="float">
            <text:p>1.05541916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594631" calcext:value-type="float">
            <text:p>1.0594631</text:p>
          </table:table-cell>
          <table:table-cell table:formula="of:=[.B110]*[.C110]" office:value-type="float" office:value="4698.17960074126" calcext:value-type="float">
            <text:p>4698.1796007413</text:p>
          </table:table-cell>
          <table:table-cell table:formula="of:=ROUND(16000000/[.C111]; 0)" office:value-type="float" office:value="3406" calcext:value-type="float">
            <text:p>3406</text:p>
          </table:table-cell>
          <table:table-cell table:formula="of:=ROUND([.D111]/255)" office:value-type="float" office:value="13" calcext:value-type="float">
            <text:p>13</text:p>
          </table:table-cell>
          <table:table-cell table:formula="of:=16000000/(255*[.E111])" office:value-type="float" office:value="4826.54600301659" calcext:value-type="float">
            <text:p>4826.5460030166</text:p>
          </table:table-cell>
          <table:table-cell table:formula="of:=[.F111]-[.C111]" office:value-type="float" office:value="128.36640227533" calcext:value-type="float">
            <text:p>128.3664022753</text:p>
          </table:table-cell>
          <table:table-cell table:formula="of:=[.G111]/[.F111]*100" office:value-type="float" office:value="2.65959139714199" calcext:value-type="float">
            <text:p>2.65959139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594631" calcext:value-type="float">
            <text:p>1.0594631</text:p>
          </table:table-cell>
          <table:table-cell table:formula="of:=[.B111]*[.C111]" office:value-type="float" office:value="4977.5479241581" calcext:value-type="float">
            <text:p>4977.5479241581</text:p>
          </table:table-cell>
          <table:table-cell table:formula="of:=ROUND(16000000/[.C112]; 0)" office:value-type="float" office:value="3214" calcext:value-type="float">
            <text:p>3214</text:p>
          </table:table-cell>
          <table:table-cell table:formula="of:=ROUND([.D112]/255)" office:value-type="float" office:value="13" calcext:value-type="float">
            <text:p>13</text:p>
          </table:table-cell>
          <table:table-cell table:formula="of:=16000000/(255*[.E112])" office:value-type="float" office:value="4826.54600301659" calcext:value-type="float">
            <text:p>4826.5460030166</text:p>
          </table:table-cell>
          <table:table-cell table:formula="of:=[.F112]-[.C112]" office:value-type="float" office:value="-151.001921141508" calcext:value-type="float">
            <text:p>-151.0019211415</text:p>
          </table:table-cell>
          <table:table-cell table:formula="of:=[.G112]/[.F112]*100" office:value-type="float" office:value="-3.12857105365063" calcext:value-type="float">
            <text:p>-3.12857105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594631" calcext:value-type="float">
            <text:p>1.0594631</text:p>
          </table:table-cell>
          <table:table-cell table:formula="of:=[.B112]*[.C112]" office:value-type="float" office:value="5273.52835412711" calcext:value-type="float">
            <text:p>5273.5283541271</text:p>
          </table:table-cell>
          <table:table-cell table:formula="of:=ROUND(16000000/[.C113]; 0)" office:value-type="float" office:value="3034" calcext:value-type="float">
            <text:p>3034</text:p>
          </table:table-cell>
          <table:table-cell table:formula="of:=ROUND([.D113]/255)" office:value-type="float" office:value="12" calcext:value-type="float">
            <text:p>12</text:p>
          </table:table-cell>
          <table:table-cell table:formula="of:=16000000/(255*[.E113])" office:value-type="float" office:value="5228.75816993464" calcext:value-type="float">
            <text:p>5228.7581699346</text:p>
          </table:table-cell>
          <table:table-cell table:formula="of:=[.F113]-[.C113]" office:value-type="float" office:value="-44.7701841924654" calcext:value-type="float">
            <text:p>-44.7701841925</text:p>
          </table:table-cell>
          <table:table-cell table:formula="of:=[.G113]/[.F113]*100" office:value-type="float" office:value="-0.856229772680901" calcext:value-type="float">
            <text:p>-0.85622977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594631" calcext:value-type="float">
            <text:p>1.0594631</text:p>
          </table:table-cell>
          <table:table-cell table:formula="of:=[.B113]*[.C113]" office:value-type="float" office:value="5587.1086980014" calcext:value-type="float">
            <text:p>5587.1086980014</text:p>
          </table:table-cell>
          <table:table-cell table:formula="of:=ROUND(16000000/[.C114]; 0)" office:value-type="float" office:value="2864" calcext:value-type="float">
            <text:p>2864</text:p>
          </table:table-cell>
          <table:table-cell table:formula="of:=ROUND([.D114]/255)" office:value-type="float" office:value="11" calcext:value-type="float">
            <text:p>11</text:p>
          </table:table-cell>
          <table:table-cell table:formula="of:=16000000/(255*[.E114])" office:value-type="float" office:value="5704.09982174688" calcext:value-type="float">
            <text:p>5704.0998217469</text:p>
          </table:table-cell>
          <table:table-cell table:formula="of:=[.F114]-[.C114]" office:value-type="float" office:value="116.991123745479" calcext:value-type="float">
            <text:p>116.9911237455</text:p>
          </table:table-cell>
          <table:table-cell table:formula="of:=[.G114]/[.F114]*100" office:value-type="float" office:value="2.05100063816293" calcext:value-type="float">
            <text:p>2.05100063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594631" calcext:value-type="float">
            <text:p>1.0594631</text:p>
          </table:table-cell>
          <table:table-cell table:formula="of:=[.B114]*[.C114]" office:value-type="float" office:value="5919.33550122153" calcext:value-type="float">
            <text:p>5919.3355012215</text:p>
          </table:table-cell>
          <table:table-cell table:formula="of:=ROUND(16000000/[.C115]; 0)" office:value-type="float" office:value="2703" calcext:value-type="float">
            <text:p>2703</text:p>
          </table:table-cell>
          <table:table-cell table:formula="of:=ROUND([.D115]/255)" office:value-type="float" office:value="11" calcext:value-type="float">
            <text:p>11</text:p>
          </table:table-cell>
          <table:table-cell table:formula="of:=16000000/(255*[.E115])" office:value-type="float" office:value="5704.09982174688" calcext:value-type="float">
            <text:p>5704.0998217469</text:p>
          </table:table-cell>
          <table:table-cell table:formula="of:=[.F115]-[.C115]" office:value-type="float" office:value="-215.235679474648" calcext:value-type="float">
            <text:p>-215.2356794746</text:p>
          </table:table-cell>
          <table:table-cell table:formula="of:=[.G115]/[.F115]*100" office:value-type="float" office:value="-3.77335050578993" calcext:value-type="float">
            <text:p>-3.77335050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594631" calcext:value-type="float">
            <text:p>1.0594631</text:p>
          </table:table-cell>
          <table:table-cell table:formula="of:=[.B115]*[.C115]" office:value-type="float" office:value="6271.31754006421" calcext:value-type="float">
            <text:p>6271.3175400642</text:p>
          </table:table-cell>
          <table:table-cell table:formula="of:=ROUND(16000000/[.C116]; 0)" office:value-type="float" office:value="2551" calcext:value-type="float">
            <text:p>2551</text:p>
          </table:table-cell>
          <table:table-cell table:formula="of:=ROUND([.D116]/255)" office:value-type="float" office:value="10" calcext:value-type="float">
            <text:p>10</text:p>
          </table:table-cell>
          <table:table-cell table:formula="of:=16000000/(255*[.E116])" office:value-type="float" office:value="6274.50980392157" calcext:value-type="float">
            <text:p>6274.5098039216</text:p>
          </table:table-cell>
          <table:table-cell table:formula="of:=[.F116]-[.C116]" office:value-type="float" office:value="3.19226385735419" calcext:value-type="float">
            <text:p>3.1922638574</text:p>
          </table:table-cell>
          <table:table-cell table:formula="of:=[.G116]/[.F116]*100" office:value-type="float" office:value="0.0508767052265824" calcext:value-type="float">
            <text:p>0.05087670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594631" calcext:value-type="float">
            <text:p>1.0594631</text:p>
          </table:table-cell>
          <table:table-cell table:formula="of:=[.B116]*[.C116]" office:value-type="float" office:value="6644.22952208081" calcext:value-type="float">
            <text:p>6644.2295220808</text:p>
          </table:table-cell>
          <table:table-cell table:formula="of:=ROUND(16000000/[.C117]; 0)" office:value-type="float" office:value="2408" calcext:value-type="float">
            <text:p>2408</text:p>
          </table:table-cell>
          <table:table-cell table:formula="of:=ROUND([.D117]/255)" office:value-type="float" office:value="9" calcext:value-type="float">
            <text:p>9</text:p>
          </table:table-cell>
          <table:table-cell table:formula="of:=16000000/(255*[.E117])" office:value-type="float" office:value="6971.67755991285" calcext:value-type="float">
            <text:p>6971.6775599129</text:p>
          </table:table-cell>
          <table:table-cell table:formula="of:=[.F117]-[.C117]" office:value-type="float" office:value="327.448037832046" calcext:value-type="float">
            <text:p>327.448037832</text:p>
          </table:table-cell>
          <table:table-cell table:formula="of:=[.G117]/[.F117]*100" office:value-type="float" office:value="4.69683279265341" calcext:value-type="float">
            <text:p>4.69683279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594631" calcext:value-type="float">
            <text:p>1.0594631</text:p>
          </table:table-cell>
          <table:table-cell table:formula="of:=[.B117]*[.C117]" office:value-type="float" office:value="7039.31600657525" calcext:value-type="float">
            <text:p>7039.3160065753</text:p>
          </table:table-cell>
          <table:table-cell table:formula="of:=ROUND(16000000/[.C118]; 0)" office:value-type="float" office:value="2273" calcext:value-type="float">
            <text:p>2273</text:p>
          </table:table-cell>
          <table:table-cell table:formula="of:=ROUND([.D118]/255)" office:value-type="float" office:value="9" calcext:value-type="float">
            <text:p>9</text:p>
          </table:table-cell>
          <table:table-cell table:formula="of:=16000000/(255*[.E118])" office:value-type="float" office:value="6971.67755991285" calcext:value-type="float">
            <text:p>6971.6775599129</text:p>
          </table:table-cell>
          <table:table-cell table:formula="of:=[.F118]-[.C118]" office:value-type="float" office:value="-67.6384466623977" calcext:value-type="float">
            <text:p>-67.6384466624</text:p>
          </table:table-cell>
          <table:table-cell table:formula="of:=[.G118]/[.F118]*100" office:value-type="float" office:value="-0.970188969313766" calcext:value-type="float">
            <text:p>-0.97018896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0594631" calcext:value-type="float">
            <text:p>1.0594631</text:p>
          </table:table-cell>
          <table:table-cell table:formula="of:=[.B118]*[.C118]" office:value-type="float" office:value="7457.89555820584" calcext:value-type="float">
            <text:p>7457.8955582058</text:p>
          </table:table-cell>
          <table:table-cell table:formula="of:=ROUND(16000000/[.C119]; 0)" office:value-type="float" office:value="2145" calcext:value-type="float">
            <text:p>2145</text:p>
          </table:table-cell>
          <table:table-cell table:formula="of:=ROUND([.D119]/255)" office:value-type="float" office:value="8" calcext:value-type="float">
            <text:p>8</text:p>
          </table:table-cell>
          <table:table-cell table:formula="of:=16000000/(255*[.E119])" office:value-type="float" office:value="7843.13725490196" calcext:value-type="float">
            <text:p>7843.137254902</text:p>
          </table:table-cell>
          <table:table-cell table:formula="of:=[.F119]-[.C119]" office:value-type="float" office:value="385.241696696124" calcext:value-type="float">
            <text:p>385.2416966961</text:p>
          </table:table-cell>
          <table:table-cell table:formula="of:=[.G119]/[.F119]*100" office:value-type="float" office:value="4.91183163287558" calcext:value-type="float">
            <text:p>4.91183163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594631" calcext:value-type="float">
            <text:p>1.0594631</text:p>
          </table:table-cell>
          <table:table-cell table:formula="of:=[.B119]*[.C119]" office:value-type="float" office:value="7901.36514757299" calcext:value-type="float">
            <text:p>7901.365147573</text:p>
          </table:table-cell>
          <table:table-cell table:formula="of:=ROUND(16000000/[.C120]; 0)" office:value-type="float" office:value="2025" calcext:value-type="float">
            <text:p>2025</text:p>
          </table:table-cell>
          <table:table-cell table:formula="of:=ROUND([.D120]/255)" office:value-type="float" office:value="8" calcext:value-type="float">
            <text:p>8</text:p>
          </table:table-cell>
          <table:table-cell table:formula="of:=16000000/(255*[.E120])" office:value-type="float" office:value="7843.13725490196" calcext:value-type="float">
            <text:p>7843.137254902</text:p>
          </table:table-cell>
          <table:table-cell table:formula="of:=[.F120]-[.C120]" office:value-type="float" office:value="-58.2278926710269" calcext:value-type="float">
            <text:p>-58.227892671</text:p>
          </table:table-cell>
          <table:table-cell table:formula="of:=[.G120]/[.F120]*100" office:value-type="float" office:value="-0.742405631555593" calcext:value-type="float">
            <text:p>-0.74240563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594631" calcext:value-type="float">
            <text:p>1.0594631</text:p>
          </table:table-cell>
          <table:table-cell table:formula="of:=[.B120]*[.C120]" office:value-type="float" office:value="8371.20481347963" calcext:value-type="float">
            <text:p>8371.2048134796</text:p>
          </table:table-cell>
          <table:table-cell table:formula="of:=ROUND(16000000/[.C121]; 0)" office:value-type="float" office:value="1911" calcext:value-type="float">
            <text:p>1911</text:p>
          </table:table-cell>
          <table:table-cell table:formula="of:=ROUND([.D121]/255)" office:value-type="float" office:value="7" calcext:value-type="float">
            <text:p>7</text:p>
          </table:table-cell>
          <table:table-cell table:formula="of:=16000000/(255*[.E121])" office:value-type="float" office:value="8963.58543417367" calcext:value-type="float">
            <text:p>8963.5854341737</text:p>
          </table:table-cell>
          <table:table-cell table:formula="of:=[.F121]-[.C121]" office:value-type="float" office:value="592.380620694035" calcext:value-type="float">
            <text:p>592.380620694</text:p>
          </table:table-cell>
          <table:table-cell table:formula="of:=[.G121]/[.F121]*100" office:value-type="float" office:value="6.60874629961783" calcext:value-type="float">
            <text:p>6.60874629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594631" calcext:value-type="float">
            <text:p>1.0594631</text:p>
          </table:table-cell>
          <table:table-cell table:formula="of:=[.B121]*[.C121]" office:value-type="float" office:value="8868.98260242406" calcext:value-type="float">
            <text:p>8868.9826024241</text:p>
          </table:table-cell>
          <table:table-cell table:formula="of:=ROUND(16000000/[.C122]; 0)" office:value-type="float" office:value="1804" calcext:value-type="float">
            <text:p>1804</text:p>
          </table:table-cell>
          <table:table-cell table:formula="of:=ROUND([.D122]/255)" office:value-type="float" office:value="7" calcext:value-type="float">
            <text:p>7</text:p>
          </table:table-cell>
          <table:table-cell table:formula="of:=16000000/(255*[.E122])" office:value-type="float" office:value="8963.58543417367" calcext:value-type="float">
            <text:p>8963.5854341737</text:p>
          </table:table-cell>
          <table:table-cell table:formula="of:=[.F122]-[.C122]" office:value-type="float" office:value="94.602831749613" calcext:value-type="float">
            <text:p>94.6028317496</text:p>
          </table:table-cell>
          <table:table-cell table:formula="of:=[.G122]/[.F122]*100" office:value-type="float" office:value="1.05541284170662" calcext:value-type="float">
            <text:p>1.05541284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594631" calcext:value-type="float">
            <text:p>1.0594631</text:p>
          </table:table-cell>
          <table:table-cell table:formula="of:=[.B122]*[.C122]" office:value-type="float" office:value="9396.35980181026" calcext:value-type="float">
            <text:p>9396.3598018103</text:p>
          </table:table-cell>
          <table:table-cell table:formula="of:=ROUND(16000000/[.C123]; 0)" office:value-type="float" office:value="1703" calcext:value-type="float">
            <text:p>1703</text:p>
          </table:table-cell>
          <table:table-cell table:formula="of:=ROUND([.D123]/255)" office:value-type="float" office:value="7" calcext:value-type="float">
            <text:p>7</text:p>
          </table:table-cell>
          <table:table-cell table:formula="of:=16000000/(255*[.E123])" office:value-type="float" office:value="8963.58543417367" calcext:value-type="float">
            <text:p>8963.5854341737</text:p>
          </table:table-cell>
          <table:table-cell table:formula="of:=[.F123]-[.C123]" office:value-type="float" office:value="-432.77436763659" calcext:value-type="float">
            <text:p>-432.7743676366</text:p>
          </table:table-cell>
          <table:table-cell table:formula="of:=[.G123]/[.F123]*100" office:value-type="float" office:value="-4.82813903894571" calcext:value-type="float">
            <text:p>-4.82813903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594631" calcext:value-type="float">
            <text:p>1.0594631</text:p>
          </table:table-cell>
          <table:table-cell table:formula="of:=[.B123]*[.C123]" office:value-type="float" office:value="9955.09648434129" calcext:value-type="float">
            <text:p>9955.0964843413</text:p>
          </table:table-cell>
          <table:table-cell table:formula="of:=ROUND(16000000/[.C124]; 0)" office:value-type="float" office:value="1607" calcext:value-type="float">
            <text:p>1607</text:p>
          </table:table-cell>
          <table:table-cell table:formula="of:=ROUND([.D124]/255)" office:value-type="float" office:value="6" calcext:value-type="float">
            <text:p>6</text:p>
          </table:table-cell>
          <table:table-cell table:formula="of:=16000000/(255*[.E124])" office:value-type="float" office:value="10457.5163398693" calcext:value-type="float">
            <text:p>10457.5163398693</text:p>
          </table:table-cell>
          <table:table-cell table:formula="of:=[.F124]-[.C124]" office:value-type="float" office:value="502.419855527995" calcext:value-type="float">
            <text:p>502.419855528</text:p>
          </table:table-cell>
          <table:table-cell table:formula="of:=[.G124]/[.F124]*100" office:value-type="float" office:value="4.80438986848645" calcext:value-type="float">
            <text:p>4.80438986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594631" calcext:value-type="float">
            <text:p>1.0594631</text:p>
          </table:table-cell>
          <table:table-cell table:formula="of:=[.B124]*[.C124]" office:value-type="float" office:value="10547.0573820993" calcext:value-type="float">
            <text:p>10547.0573820993</text:p>
          </table:table-cell>
          <table:table-cell table:formula="of:=ROUND(16000000/[.C125]; 0)" office:value-type="float" office:value="1517" calcext:value-type="float">
            <text:p>1517</text:p>
          </table:table-cell>
          <table:table-cell table:formula="of:=ROUND([.D125]/255)" office:value-type="float" office:value="6" calcext:value-type="float">
            <text:p>6</text:p>
          </table:table-cell>
          <table:table-cell table:formula="of:=16000000/(255*[.E125])" office:value-type="float" office:value="10457.5163398693" calcext:value-type="float">
            <text:p>10457.5163398693</text:p>
          </table:table-cell>
          <table:table-cell table:formula="of:=[.F125]-[.C125]" office:value-type="float" office:value="-89.5410422300411" calcext:value-type="float">
            <text:p>-89.54104223</text:p>
          </table:table-cell>
          <table:table-cell table:formula="of:=[.G125]/[.F125]*100" office:value-type="float" office:value="-0.856236216324768" calcext:value-type="float">
            <text:p>-0.85623621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594631" calcext:value-type="float">
            <text:p>1.0594631</text:p>
          </table:table-cell>
          <table:table-cell table:formula="of:=[.B125]*[.C125]" office:value-type="float" office:value="11174.2181099168" calcext:value-type="float">
            <text:p>11174.2181099168</text:p>
          </table:table-cell>
          <table:table-cell table:formula="of:=ROUND(16000000/[.C126]; 0)" office:value-type="float" office:value="1432" calcext:value-type="float">
            <text:p>1432</text:p>
          </table:table-cell>
          <table:table-cell table:formula="of:=ROUND([.D126]/255)" office:value-type="float" office:value="6" calcext:value-type="float">
            <text:p>6</text:p>
          </table:table-cell>
          <table:table-cell table:formula="of:=16000000/(255*[.E126])" office:value-type="float" office:value="10457.5163398693" calcext:value-type="float">
            <text:p>10457.5163398693</text:p>
          </table:table-cell>
          <table:table-cell table:formula="of:=[.F126]-[.C126]" office:value-type="float" office:value="-716.701770047552" calcext:value-type="float">
            <text:p>-716.7017700476</text:p>
          </table:table-cell>
          <table:table-cell table:formula="of:=[.G126]/[.F126]*100" office:value-type="float" office:value="-6.85346067607971" calcext:value-type="float">
            <text:p>-6.85346067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594631" calcext:value-type="float">
            <text:p>1.0594631</text:p>
          </table:table-cell>
          <table:table-cell table:formula="of:=[.B126]*[.C126]" office:value-type="float" office:value="11838.6717588086" calcext:value-type="float">
            <text:p>11838.6717588086</text:p>
          </table:table-cell>
          <table:table-cell table:formula="of:=ROUND(16000000/[.C127]; 0)" office:value-type="float" office:value="1352" calcext:value-type="float">
            <text:p>1352</text:p>
          </table:table-cell>
          <table:table-cell table:formula="of:=ROUND([.D127]/255)" office:value-type="float" office:value="5" calcext:value-type="float">
            <text:p>5</text:p>
          </table:table-cell>
          <table:table-cell table:formula="of:=16000000/(255*[.E127])" office:value-type="float" office:value="12549.0196078431" calcext:value-type="float">
            <text:p>12549.0196078431</text:p>
          </table:table-cell>
          <table:table-cell table:formula="of:=[.F127]-[.C127]" office:value-type="float" office:value="710.34784903451" calcext:value-type="float">
            <text:p>710.3478490345</text:p>
          </table:table-cell>
          <table:table-cell table:formula="of:=[.G127]/[.F127]*100" office:value-type="float" office:value="5.66058442199375" calcext:value-type="float">
            <text:p>5.6605844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594631" calcext:value-type="float">
            <text:p>1.0594631</text:p>
          </table:table-cell>
          <table:table-cell table:formula="of:=[.B127]*[.C127]" office:value-type="float" office:value="12542.6358814698" calcext:value-type="float">
            <text:p>12542.6358814698</text:p>
          </table:table-cell>
          <table:table-cell table:formula="of:=ROUND(16000000/[.C128]; 0)" office:value-type="float" office:value="1276" calcext:value-type="float">
            <text:p>1276</text:p>
          </table:table-cell>
          <table:table-cell table:formula="of:=ROUND([.D128]/255)" office:value-type="float" office:value="5" calcext:value-type="float">
            <text:p>5</text:p>
          </table:table-cell>
          <table:table-cell table:formula="of:=16000000/(255*[.E128])" office:value-type="float" office:value="12549.0196078431" calcext:value-type="float">
            <text:p>12549.0196078431</text:p>
          </table:table-cell>
          <table:table-cell table:formula="of:=[.F128]-[.C128]" office:value-type="float" office:value="6.38372637329485" calcext:value-type="float">
            <text:p>6.3837263733</text:p>
          </table:table-cell>
          <table:table-cell table:formula="of:=[.G128]/[.F128]*100" office:value-type="float" office:value="0.0508703195371933" calcext:value-type="float">
            <text:p>0.0508703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 style:data-style-name="N2" text:time-value="21:55:29.83206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21:55:31.353509567</meta:creation-date>
    <meta:editing-duration>PT5M37S</meta:editing-duration>
    <meta:editing-cycles>2</meta:editing-cycles>
    <meta:generator>LibreOffice/4.2.5.2$Linux_X86_64 LibreOffice_project/420m0$Build-2</meta:generator>
    <meta:initial-creator>Radek Pilar</meta:initial-creator>
    <dc:date>2014-08-09T22:31:47.642709422</dc:date>
    <dc:creator>Radek Pilar</dc:creator>
    <meta:document-statistic meta:table-count="1" meta:cell-count="1024" meta:object-count="0"/>
  </office:meta>
</office:document-meta>
</file>